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528in" fo:margin-left="-0.0104in" fo:margin-top="0in" fo:margin-bottom="0in" table:align="left" fo:background-color="#ffffff" style:writing-mode="lr-tb">
        <style:background-image/>
      </style:table-properties>
    </style:style>
    <style:style style:name="Tabla1.A" style:family="table-column">
      <style:table-column-properties style:column-width="0.825in"/>
    </style:style>
    <style:style style:name="Tabla1.B" style:family="table-column">
      <style:table-column-properties style:column-width="6.4278in"/>
    </style:style>
    <style:style style:name="Tabla1.1" style:family="table-row">
      <style:table-row-properties fo:keep-together="auto"/>
    </style:style>
    <style:style style:name="Tabla1.A1" style:family="table-cell">
      <style:table-cell-properties fo:background-color="#ffffff" fo:padding="0.0521in" fo:border="0.75pt solid #303030">
        <style:background-image/>
      </style:table-cell-properties>
    </style:style>
    <style:style style:name="Tabla2" style:family="table">
      <style:table-properties style:width="6.6701in" fo:margin-left="-0.0104in" fo:margin-top="0in" fo:margin-bottom="0in" table:align="left" fo:background-color="#ffffff" style:writing-mode="lr-tb">
        <style:background-image/>
      </style:table-properties>
    </style:style>
    <style:style style:name="Tabla2.A" style:family="table-column">
      <style:table-column-properties style:column-width="0.7764in"/>
    </style:style>
    <style:style style:name="Tabla2.B" style:family="table-column">
      <style:table-column-properties style:column-width="5.8938in"/>
    </style:style>
    <style:style style:name="Tabla2.1" style:family="table-row">
      <style:table-row-properties fo:keep-together="auto"/>
    </style:style>
    <style:style style:name="Tabla2.A1" style:family="table-cell">
      <style:table-cell-properties fo:background-color="#ffffff" fo:padding="0.0521in" fo:border="0.75pt solid #303030">
        <style:background-image/>
      </style:table-cell-properties>
    </style:style>
    <style:style style:name="Tabla3" style:family="table">
      <style:table-properties style:width="2.2472in" fo:margin-top="0in" fo:margin-bottom="0in" table:align="center" style:writing-mode="lr-tb"/>
    </style:style>
    <style:style style:name="Tabla3.A" style:family="table-column">
      <style:table-column-properties style:column-width="0.9465in"/>
    </style:style>
    <style:style style:name="Tabla3.B" style:family="table-column">
      <style:table-column-properties style:column-width="0.6597in"/>
    </style:style>
    <style:style style:name="Tabla3.C" style:family="table-column">
      <style:table-column-properties style:column-width="0.641in"/>
    </style:style>
    <style:style style:name="Tabla3.1" style:family="table-row">
      <style:table-row-properties fo:keep-together="auto"/>
    </style:style>
    <style:style style:name="Tabla3.A1" style:family="table-cell">
      <style:table-cell-properties fo:padding-left="0.0785in" fo:padding-right="0.075in" fo:padding-top="0in" fo:padding-bottom="0in" fo:border="0.5pt solid #00000a"/>
    </style:style>
    <style:style style:name="Tabla4" style:family="table">
      <style:table-properties style:width="2.2472in" fo:margin-top="0in" fo:margin-bottom="0in" table:align="center" style:writing-mode="lr-tb"/>
    </style:style>
    <style:style style:name="Tabla4.A" style:family="table-column">
      <style:table-column-properties style:column-width="0.9465in"/>
    </style:style>
    <style:style style:name="Tabla4.B" style:family="table-column">
      <style:table-column-properties style:column-width="0.6597in"/>
    </style:style>
    <style:style style:name="Tabla4.C" style:family="table-column">
      <style:table-column-properties style:column-width="0.641in"/>
    </style:style>
    <style:style style:name="Tabla4.1" style:family="table-row">
      <style:table-row-properties fo:keep-together="auto"/>
    </style:style>
    <style:style style:name="Tabla4.A1" style:family="table-cell">
      <style:table-cell-properties fo:padding-left="0.0785in" fo:padding-right="0.075in" fo:padding-top="0in" fo:padding-bottom="0in" fo:border="0.5pt solid #00000a"/>
    </style:style>
    <style:style style:name="P1" style:family="paragraph" style:parent-style-name="Standard">
      <style:paragraph-properties fo:text-align="center" style:justify-single-word="false"/>
      <style:text-properties style:font-name="Times New Roman" fo:font-size="16pt" fo:font-weight="bold" fo:background-color="transparent" style:font-name-asian="Times New Roman1" style:font-size-asian="16pt" style:language-asian="en" style:country-asian="US" style:font-weight-asian="bold" style:font-name-complex="Times New Roman1" style:font-size-complex="16pt"/>
    </style:style>
    <style:style style:name="P2" style:family="paragraph" style:parent-style-name="Standard">
      <style:text-properties style:font-name="Times New Roman" fo:font-size="14pt" fo:background-color="transparent" style:font-name-asian="Times New Roman1" style:font-size-asian="14pt" style:language-asian="en" style:country-asian="US" style:font-name-complex="Times New Roman1" style:font-size-complex="14pt"/>
    </style:style>
    <style:style style:name="P3" style:family="paragraph" style:parent-style-name="Standard">
      <style:text-properties style:font-name="Times New Roman" fo:font-size="14pt" officeooo:rsid="0009d250" officeooo:paragraph-rsid="0009d250" fo:background-color="transparent" style:font-name-asian="Times New Roman1" style:font-size-asian="14pt" style:language-asian="en" style:country-asian="US" style:font-name-complex="Times New Roman1" style:font-size-complex="14pt"/>
    </style:style>
    <style:style style:name="P4" style:family="paragraph" style:parent-style-name="Standard">
      <style:text-properties style:font-name="Times New Roman" fo:font-size="14pt" officeooo:rsid="0009d250" officeooo:paragraph-rsid="000b1eef" fo:background-color="transparent" style:font-name-asian="Times New Roman1" style:font-size-asian="14pt" style:language-asian="en" style:country-asian="US" style:font-name-complex="Times New Roman1" style:font-size-complex="14pt"/>
    </style:style>
    <style:style style:name="P5" style:family="paragraph" style:parent-style-name="Standard">
      <style:text-properties style:font-name="Times New Roman" fo:font-size="14pt" officeooo:rsid="0009d250" officeooo:paragraph-rsid="000e8486" fo:background-color="transparent" style:font-name-asian="Times New Roman1" style:font-size-asian="14pt" style:language-asian="en" style:country-asian="US" style:font-name-complex="Times New Roman1" style:font-size-complex="14pt"/>
    </style:style>
    <style:style style:name="P6" style:family="paragraph" style:parent-style-name="Standard">
      <style:text-properties style:font-name="Times New Roman" fo:font-size="14pt" officeooo:rsid="0009d250" officeooo:paragraph-rsid="000f18e6" fo:background-color="transparent" style:font-name-asian="Times New Roman1" style:font-size-asian="14pt" style:language-asian="en" style:country-asian="US" style:font-name-complex="Times New Roman1" style:font-size-complex="14pt"/>
    </style:style>
    <style:style style:name="P7" style:family="paragraph" style:parent-style-name="Standard">
      <style:text-properties style:font-name="Times New Roman" fo:background-color="transparent" style:font-name-asian="Times New Roman1" style:language-asian="en" style:country-asian="US" style:font-name-complex="Times New Roman1"/>
    </style:style>
    <style:style style:name="P8" style:family="paragraph" style:parent-style-name="Standard">
      <style:text-properties style:font-name="Times New Roman" officeooo:rsid="0012d6c8" officeooo:paragraph-rsid="0012d6c8" fo:background-color="transparent" style:font-name-asian="Times New Roman1" style:language-asian="en" style:country-asian="US" style:font-name-complex="Times New Roman1"/>
    </style:style>
    <style:style style:name="P9" style:family="paragraph" style:parent-style-name="Standard">
      <style:text-properties style:font-name="Times New Roman" officeooo:paragraph-rsid="00135c6e" fo:background-color="transparent" style:font-name-asian="Times New Roman1" style:language-asian="en" style:country-asian="US" style:font-name-complex="Times New Roman1"/>
    </style:style>
    <style:style style:name="P10" style:family="paragraph" style:parent-style-name="Standard">
      <style:text-properties style:font-name="Times New Roman" officeooo:rsid="0007e2af" officeooo:paragraph-rsid="0007e2af" fo:background-color="transparent" style:font-name-asian="Times New Roman1" style:language-asian="en" style:country-asian="US" style:font-name-complex="Times New Roman1"/>
    </style:style>
    <style:style style:name="P11" style:family="paragraph" style:parent-style-name="Standard">
      <style:text-properties style:font-name="Times New Roman" officeooo:rsid="00091158" officeooo:paragraph-rsid="00091158" fo:background-color="transparent" style:font-name-asian="Times New Roman1" style:language-asian="en" style:country-asian="US" style:font-name-complex="Times New Roman1"/>
    </style:style>
    <style:style style:name="P12" style:family="paragraph" style:parent-style-name="Standard">
      <style:text-properties fo:color="#ff0000" style:font-name="Times New Roman" fo:font-size="14pt" fo:background-color="transparent" style:font-name-asian="Times New Roman1" style:font-size-asian="14pt" style:language-asian="en" style:country-asian="US" style:font-name-complex="Times New Roman1" style:font-size-complex="14pt"/>
    </style:style>
    <style:style style:name="P13" style:family="paragraph" style:parent-style-name="Standard">
      <style:text-properties fo:color="#ff0000" style:font-name="Times New Roman" fo:background-color="transparent" style:font-name-asian="Times New Roman1" style:language-asian="en" style:country-asian="US" style:font-name-complex="Times New Roman1"/>
    </style:style>
    <style:style style:name="P14" style:family="paragraph" style:parent-style-name="Standard">
      <style:paragraph-properties fo:text-align="center" style:justify-single-word="false"/>
      <style:text-properties fo:color="#303030" style:font-name="Helvetica" fo:font-size="10.5pt" fo:font-weight="bold" fo:background-color="transparent" style:font-name-asian="Times New Roman1" style:font-size-asian="10.5pt" style:language-asian="en" style:country-asian="US" style:font-weight-asian="bold" style:font-name-complex="Times New Roman1" style:font-size-complex="10.5pt" style:font-weight-complex="bold"/>
    </style:style>
    <style:style style:name="P15" style:family="paragraph" style:parent-style-name="Standard">
      <style:text-properties fo:color="#303030" style:font-name="Helvetica" fo:font-size="10.5pt" fo:background-color="transparent" style:font-name-asian="Times New Roman1" style:font-size-asian="10.5pt" style:language-asian="en" style:country-asian="US" style:font-name-complex="Times New Roman1" style:font-size-complex="10.5pt"/>
    </style:style>
    <style:style style:name="P16" style:family="paragraph" style:parent-style-name="Standard">
      <style:text-properties fo:color="#000000" style:font-name="Verdana" fo:font-size="9pt" fo:background-color="transparent" style:font-name-asian="Times New Roman1" style:font-size-asian="9pt" style:language-asian="en" style:country-asian="US" style:font-name-complex="Times New Roman1" style:font-size-complex="9pt"/>
    </style:style>
    <style:style style:name="P17" style:family="paragraph" style:parent-style-name="Standard">
      <style:text-properties fo:color="#000000" style:font-name="Times New Roman" fo:background-color="transparent" style:font-name-asian="Times New Roman1" style:language-asian="en" style:country-asian="US" style:font-name-complex="Times New Roman1"/>
    </style:style>
    <style:style style:name="P18" style:family="paragraph" style:parent-style-name="Standard">
      <style:text-properties fo:color="#000000" style:font-name="Times New Roman" officeooo:rsid="0012d6c8" officeooo:paragraph-rsid="0012d6c8" fo:background-color="transparent" style:font-name-asian="Times New Roman1" style:language-asian="en" style:country-asian="US" style:font-name-complex="Times New Roman1"/>
    </style:style>
    <style:style style:name="P19" style:family="paragraph" style:parent-style-name="Standard">
      <style:text-properties fo:color="#000000" style:font-name="Times New Roman" officeooo:rsid="00091158" officeooo:paragraph-rsid="00091158" fo:background-color="transparent" style:font-name-asian="Times New Roman1" style:language-asian="en" style:country-asian="US" style:font-name-complex="Times New Roman1"/>
    </style:style>
    <style:style style:name="P20" style:family="paragraph" style:parent-style-name="Standard">
      <style:text-properties fo:color="#000000" style:font-name="Times" fo:background-color="transparent" style:font-name-asian="Times New Roman1"/>
    </style:style>
    <style:style style:name="P21" style:family="paragraph" style:parent-style-name="Standard">
      <style:text-properties fo:color="#494d50" style:font-name="Helvetica Neue" fo:font-size="10.5pt" fo:background-color="transparent" style:font-name-asian="Times New Roman1" style:font-size-asian="10.5pt" style:language-asian="en" style:country-asian="US" style:font-name-complex="Times New Roman1" style:font-size-complex="10.5pt"/>
    </style:style>
    <style:style style:name="P22" style:family="paragraph" style:parent-style-name="Standard">
      <style:text-properties fo:color="#212121" style:font-name="Tahoma" fo:font-size="11.5pt" fo:background-color="transparent" style:font-name-asian="Times New Roman1" style:font-size-asian="11.5pt" style:language-asian="en" style:country-asian="US" style:font-name-complex="Tahoma1" style:font-size-complex="11.5pt"/>
    </style:style>
    <style:style style:name="P23" style:family="paragraph" style:parent-style-name="Standard">
      <style:text-properties fo:background-color="transparent"/>
    </style:style>
    <style:style style:name="P24" style:family="paragraph" style:parent-style-name="Standard">
      <style:paragraph-properties fo:margin-top="0in" fo:margin-bottom="0.1665in" loext:contextual-spacing="false" style:line-height-at-least="0.2362in" fo:orphans="0" fo:widows="0"/>
      <style:text-properties fo:color="#000000" style:font-name="Times" fo:font-size="14.5pt" fo:background-color="transparent" style:font-size-asian="14.5pt" style:font-name-complex="Times1" style:font-size-complex="14.5pt"/>
    </style:style>
    <style:style style:name="P25" style:family="paragraph" style:parent-style-name="Standard">
      <style:paragraph-properties fo:margin-top="0in" fo:margin-bottom="0.1665in" loext:contextual-spacing="false" style:line-height-at-least="0.2362in" fo:orphans="0" fo:widows="0">
        <style:tab-stops>
          <style:tab-stop style:position="0.1528in"/>
          <style:tab-stop style:position="0.5in"/>
        </style:tab-stops>
      </style:paragraph-properties>
      <style:text-properties fo:color="#000000" style:font-name="Times" fo:font-size="14.5pt" fo:background-color="transparent" style:font-size-asian="14.5pt" style:font-name-complex="Times1" style:font-size-complex="14.5pt"/>
    </style:style>
    <style:style style:name="P26" style:family="paragraph" style:parent-style-name="Standard">
      <style:paragraph-properties fo:margin-top="0in" fo:margin-bottom="0.1665in" loext:contextual-spacing="false" style:line-height-at-least="0.2362in" fo:orphans="0" fo:widows="0">
        <style:tab-stops>
          <style:tab-stop style:position="0.1528in"/>
          <style:tab-stop style:position="0.5in"/>
        </style:tab-stops>
      </style:paragraph-properties>
      <style:text-properties fo:color="#000000" style:font-name="MS Mincho" fo:background-color="transparent" style:font-name-asian="MS Mincho1" style:font-name-complex="MS Mincho1"/>
    </style:style>
    <style:style style:name="P27" style:family="paragraph" style:parent-style-name="Standard">
      <style:paragraph-properties fo:margin-top="0in" fo:margin-bottom="0.1665in" loext:contextual-spacing="false" fo:orphans="0" fo:widows="0"/>
      <style:text-properties fo:background-color="transparent"/>
    </style:style>
    <style:style style:name="P28" style:family="paragraph" style:parent-style-name="Standard">
      <style:paragraph-properties fo:margin-top="0in" fo:margin-bottom="0.1665in" loext:contextual-spacing="false" style:line-height-at-least="0.2362in" fo:orphans="0" fo:widows="0"/>
      <style:text-properties fo:background-color="transparent"/>
    </style:style>
    <style:style style:name="P29" style:family="paragraph" style:parent-style-name="Standard">
      <style:paragraph-properties fo:margin-top="0in" fo:margin-bottom="0.1665in" loext:contextual-spacing="false" style:line-height-at-least="0.2362in" fo:orphans="0" fo:widows="0">
        <style:tab-stops>
          <style:tab-stop style:position="0.1528in"/>
          <style:tab-stop style:position="0.5in"/>
        </style:tab-stops>
      </style:paragraph-properties>
      <style:text-properties fo:background-color="transparent"/>
    </style:style>
    <style:style style:name="P30" style:family="paragraph" style:parent-style-name="Standard">
      <style:paragraph-properties fo:margin-top="0in" fo:margin-bottom="0.1665in" loext:contextual-spacing="false" style:line-height-at-least="0.2362in" fo:orphans="0" fo:widows="0">
        <style:tab-stops>
          <style:tab-stop style:position="0.1528in"/>
          <style:tab-stop style:position="0.5in"/>
        </style:tab-stops>
      </style:paragraph-properties>
      <style:text-properties officeooo:paragraph-rsid="0015413c" fo:background-color="transparent"/>
    </style:style>
    <style:style style:name="P31" style:family="paragraph" style:parent-style-name="Standard">
      <style:paragraph-properties fo:margin-top="0in" fo:margin-bottom="0.2035in" loext:contextual-spacing="false" fo:orphans="0" fo:widows="0">
        <style:tab-stops>
          <style:tab-stop style:position="0.1528in"/>
          <style:tab-stop style:position="0.5in"/>
        </style:tab-stops>
      </style:paragraph-properties>
      <style:text-properties fo:color="#000000" style:font-name="Times" fo:font-size="14.5pt" fo:background-color="transparent" style:font-size-asian="14.5pt" style:font-name-complex="Times1" style:font-size-complex="14.5pt"/>
    </style:style>
    <style:style style:name="P32" style:family="paragraph" style:parent-style-name="Standard">
      <style:paragraph-properties fo:margin-top="0in" fo:margin-bottom="0.2035in" loext:contextual-spacing="false" style:line-height-at-least="0.2362in" fo:orphans="0" fo:widows="0">
        <style:tab-stops>
          <style:tab-stop style:position="0.1528in"/>
          <style:tab-stop style:position="0.5in"/>
        </style:tab-stops>
      </style:paragraph-properties>
      <style:text-properties fo:background-color="transparent"/>
    </style:style>
    <style:style style:name="P33" style:family="paragraph" style:parent-style-name="Standard">
      <style:paragraph-properties fo:margin-top="0in" fo:margin-bottom="0.2035in" loext:contextual-spacing="false" fo:orphans="0" fo:widows="0">
        <style:tab-stops>
          <style:tab-stop style:position="0.1528in"/>
          <style:tab-stop style:position="0.5in"/>
        </style:tab-stops>
      </style:paragraph-properties>
      <style:text-properties fo:background-color="transparent"/>
    </style:style>
    <style:style style:name="P34" style:family="paragraph" style:parent-style-name="Standard">
      <loext:graphic-properties draw:fill="solid" draw:fill-color="#ffffff"/>
      <style:paragraph-properties fo:margin-top="0.0665in" fo:margin-bottom="0.1165in" loext:contextual-spacing="false" style:line-height-at-least="0.25in" fo:background-color="#ffffff"/>
      <style:text-properties fo:background-color="transparent"/>
    </style:style>
    <style:style style:name="P35" style:family="paragraph" style:parent-style-name="Heading_20_3">
      <style:text-properties fo:color="#000000" style:font-name="Times" fo:background-color="transparent" style:font-name-asian="Times New Roman1"/>
    </style:style>
    <style:style style:name="P36" style:family="paragraph" style:parent-style-name="Text_20_body">
      <style:text-properties fo:background-color="transparent"/>
    </style:style>
    <style:style style:name="P37" style:family="paragraph" style:parent-style-name="Heading_20_2">
      <style:text-properties style:font-name="Times New Roman" fo:font-size="14pt" fo:background-color="transparent" style:font-name-asian="Times New Roman1" style:font-size-asian="14pt" style:language-asian="en" style:country-asian="US" style:font-name-complex="Times New Roman1" style:font-size-complex="14pt"/>
    </style:style>
    <style:style style:name="P38" style:family="paragraph" style:parent-style-name="List_20_Paragraph">
      <style:paragraph-properties fo:margin-left="0.3752in" fo:margin-right="0in" fo:text-indent="0in" style:auto-text-indent="false"/>
      <style:text-properties style:font-name="Times New Roman" fo:background-color="transparent" style:font-name-asian="Times New Roman1" style:language-asian="en" style:country-asian="US" style:font-name-complex="Times New Roman1"/>
    </style:style>
    <style:style style:name="P39" style:family="paragraph" style:parent-style-name="Standard" style:master-page-name="Standard">
      <style:paragraph-properties fo:text-align="center" style:justify-single-word="false" style:page-number="auto"/>
      <style:text-properties style:font-name="Times New Roman" fo:font-size="16pt" fo:font-weight="bold" fo:background-color="transparent" style:font-name-asian="Times New Roman1" style:font-size-asian="16pt" style:language-asian="en" style:country-asian="US" style:font-weight-asian="bold" style:font-name-complex="Times New Roman1" style:font-size-complex="16pt"/>
    </style:style>
    <style:style style:name="P40" style:family="paragraph" style:parent-style-name="Standard">
      <style:text-properties style:font-name="Times New Roman" fo:background-color="transparent" style:font-name-asian="Times New Roman1" style:language-asian="en" style:country-asian="US" style:font-name-complex="Times New Roman1"/>
    </style:style>
    <style:style style:name="P41" style:family="paragraph" style:parent-style-name="Standard" style:list-style-name="L3">
      <style:text-properties style:font-name="Times New Roman" officeooo:rsid="0007e2af" officeooo:paragraph-rsid="0007e2af" fo:background-color="transparent" style:font-name-asian="Times New Roman1" style:language-asian="en" style:country-asian="US" style:font-name-complex="Times New Roman1"/>
    </style:style>
    <style:style style:name="P42" style:family="paragraph" style:parent-style-name="Standard">
      <style:text-properties style:font-name="Times New Roman" fo:font-size="14pt" fo:background-color="transparent" style:font-name-asian="Times New Roman1" style:font-size-asian="14pt" style:language-asian="en" style:country-asian="US" style:font-name-complex="Times New Roman1" style:font-size-complex="14pt"/>
    </style:style>
    <style:style style:name="P43" style:family="paragraph" style:parent-style-name="Standard" style:list-style-name="L2">
      <style:text-properties fo:background-color="transparent"/>
    </style:style>
    <style:style style:name="P44" style:family="paragraph" style:parent-style-name="Standard" style:list-style-name="L2">
      <style:text-properties officeooo:paragraph-rsid="0005f953" fo:background-color="transparent"/>
    </style:style>
    <style:style style:name="P45" style:family="paragraph" style:parent-style-name="Standard" style:list-style-name="L2">
      <style:text-properties officeooo:paragraph-rsid="0007e2af" fo:background-color="transparent"/>
    </style:style>
    <style:style style:name="P46" style:family="paragraph" style:parent-style-name="Standard" style:list-style-name="L2">
      <style:text-properties fo:font-weight="bold" officeooo:paragraph-rsid="0005f953" fo:background-color="transparent" style:font-weight-asian="bold" style:font-weight-complex="bold"/>
    </style:style>
    <style:style style:name="P47" style:family="paragraph" style:parent-style-name="Standard" style:list-style-name="">
      <loext:graphic-properties draw:fill="solid" draw:fill-color="#ffffff"/>
      <style:paragraph-properties fo:margin-top="0.2602in" fo:margin-bottom="0.1563in" loext:contextual-spacing="false" fo:background-color="#ffffff"/>
      <style:text-properties fo:color="#303030" style:font-name="Helvetica" fo:font-size="19pt" fo:background-color="transparent" style:font-name-asian="Times New Roman1" style:font-size-asian="19pt" style:language-asian="en" style:country-asian="US" style:font-name-complex="Times New Roman1" style:font-size-complex="19pt"/>
    </style:style>
    <style:style style:name="P48" style:family="paragraph" style:parent-style-name="Standard" style:list-style-name="WWNum5">
      <style:paragraph-properties fo:margin-left="1in" fo:margin-right="0in" fo:margin-top="0in" fo:margin-bottom="0.2035in" loext:contextual-spacing="false" fo:orphans="0" fo:widows="0" fo:text-indent="-1in" style:auto-text-indent="false">
        <style:tab-stops>
          <style:tab-stop style:position="0.6528in"/>
          <style:tab-stop style:position="1in"/>
        </style:tab-stops>
      </style:paragraph-properties>
      <style:text-properties fo:color="#000000" style:font-name="Times" fo:font-size="14.5pt" fo:background-color="transparent" style:font-size-asian="14.5pt" style:font-name-complex="Times1" style:font-size-complex="14.5pt"/>
    </style:style>
    <style:style style:name="P49" style:family="paragraph" style:parent-style-name="Standard" style:list-style-name="WWNum5">
      <style:paragraph-properties fo:margin-left="1in" fo:margin-right="0in" fo:margin-top="0in" fo:margin-bottom="0.2035in" loext:contextual-spacing="false" fo:orphans="0" fo:widows="0" fo:text-indent="-1in" style:auto-text-indent="false">
        <style:tab-stops>
          <style:tab-stop style:position="0.6528in"/>
          <style:tab-stop style:position="1in"/>
        </style:tab-stops>
      </style:paragraph-properties>
      <style:text-properties fo:color="#000000" style:font-name="MS Mincho" fo:font-size="14.5pt" fo:background-color="transparent" style:font-name-asian="MS Mincho1" style:font-size-asian="14.5pt" style:font-name-complex="MS Mincho1" style:font-size-complex="14.5pt"/>
    </style:style>
    <style:style style:name="P50" style:family="paragraph" style:parent-style-name="Standard" style:list-style-name="WWNum5">
      <style:paragraph-properties fo:margin-left="1in" fo:margin-right="0in" fo:margin-top="0in" fo:margin-bottom="0.2035in" loext:contextual-spacing="false" fo:orphans="0" fo:widows="0" fo:text-indent="-1in" style:auto-text-indent="false">
        <style:tab-stops>
          <style:tab-stop style:position="0.6528in"/>
          <style:tab-stop style:position="1in"/>
        </style:tab-stops>
      </style:paragraph-properties>
      <style:text-properties fo:background-color="transparent"/>
    </style:style>
    <style:style style:name="P51" style:family="paragraph" style:parent-style-name="Standard">
      <style:paragraph-properties fo:margin-top="0in" fo:margin-bottom="0.1665in" loext:contextual-spacing="false" style:line-height-at-least="0.2362in" fo:orphans="0" fo:widows="0">
        <style:tab-stops>
          <style:tab-stop style:position="0.1528in"/>
          <style:tab-stop style:position="0.5in"/>
        </style:tab-stops>
      </style:paragraph-properties>
      <style:text-properties officeooo:paragraph-rsid="001628d5" fo:background-color="transparent"/>
    </style:style>
    <style:style style:name="P52" style:family="paragraph" style:parent-style-name="Standard">
      <style:paragraph-properties fo:margin-top="0in" fo:margin-bottom="0.1665in" loext:contextual-spacing="false" style:line-height-at-least="0.2362in" fo:orphans="0" fo:widows="0">
        <style:tab-stops>
          <style:tab-stop style:position="0.1528in"/>
          <style:tab-stop style:position="0.5in"/>
        </style:tab-stops>
      </style:paragraph-properties>
      <style:text-properties fo:color="#000000" style:font-name="Times" fo:font-size="14.5pt" officeooo:rsid="001628d5" officeooo:paragraph-rsid="001628d5" fo:background-color="transparent" style:font-size-asian="14.5pt" style:font-name-complex="Times1" style:font-size-complex="14.5pt"/>
    </style:style>
    <style:style style:name="P53" style:family="paragraph" style:parent-style-name="Text_20_body" style:list-style-name="L1">
      <style:text-properties fo:background-color="transparent"/>
    </style:style>
    <style:style style:name="P54" style:family="paragraph" style:parent-style-name="Text_20_body" style:list-style-name="L1">
      <style:paragraph-properties fo:margin-top="0in" fo:margin-bottom="0in" loext:contextual-spacing="false"/>
      <style:text-properties fo:background-color="transparent"/>
    </style:style>
    <style:style style:name="P55" style:family="paragraph" style:parent-style-name="List_20_Paragraph" style:list-style-name="WWNum1">
      <style:text-properties style:font-name="Times New Roman" fo:background-color="transparent" style:font-name-asian="Times New Roman1" style:language-asian="en" style:country-asian="US" style:font-name-complex="Times New Roman1"/>
    </style:style>
    <style:style style:name="P56" style:family="paragraph" style:parent-style-name="List_20_Paragraph" style:list-style-name="WWNum6">
      <style:paragraph-properties fo:margin-top="0in" fo:margin-bottom="0.2035in" loext:contextual-spacing="true" fo:orphans="0" fo:widows="0">
        <style:tab-stops>
          <style:tab-stop style:position="0.1528in"/>
          <style:tab-stop style:position="0.5in"/>
        </style:tab-stops>
      </style:paragraph-properties>
      <style:text-properties fo:color="#000000" style:font-name="Times" fo:font-size="14.5pt" fo:background-color="transparent" style:font-size-asian="14.5pt" style:font-name-complex="Times1" style:font-size-complex="14.5pt"/>
    </style:style>
    <style:style style:name="T1" style:family="text">
      <style:text-properties style:font-name="Times New Roman" style:font-name-asian="Times New Roman1" style:language-asian="en" style:country-asian="US" style:font-name-complex="Times New Roman1"/>
    </style:style>
    <style:style style:name="T2" style:family="text">
      <style:text-properties style:font-name="Times New Roman" officeooo:rsid="0005f953" style:font-name-asian="Times New Roman1" style:language-asian="en" style:country-asian="US" style:font-name-complex="Times New Roman1"/>
    </style:style>
    <style:style style:name="T3" style:family="text">
      <style:text-properties style:font-name="Times New Roman" officeooo:rsid="0007e2af" style:font-name-asian="Times New Roman1" style:language-asian="en" style:country-asian="US" style:font-name-complex="Times New Roman1"/>
    </style:style>
    <style:style style:name="T4" style:family="text">
      <style:text-properties style:font-name="Times New Roman" officeooo:rsid="00091158" style:font-name-asian="Times New Roman1" style:language-asian="en" style:country-asian="US" style:font-name-complex="Times New Roman1"/>
    </style:style>
    <style:style style:name="T5" style:family="text">
      <style:text-properties style:font-name="Times New Roman" fo:font-size="14pt" style:font-name-asian="Times New Roman1" style:font-size-asian="14pt" style:language-asian="en" style:country-asian="US" style:font-name-complex="Times New Roman1" style:font-size-complex="14pt"/>
    </style:style>
    <style:style style:name="T6" style:family="text">
      <style:text-properties style:font-name="Times New Roman" fo:font-size="14pt" officeooo:rsid="0004c820" style:font-name-asian="Times New Roman1" style:font-size-asian="14pt" style:language-asian="en" style:country-asian="US" style:font-name-complex="Times New Roman1" style:font-size-complex="14pt"/>
    </style:style>
    <style:style style:name="T7" style:family="text">
      <style:text-properties style:font-name="Times New Roman" fo:font-weight="bold" style:font-name-asian="Times New Roman1" style:language-asian="en" style:country-asian="US" style:font-weight-asian="bold" style:font-name-complex="Times New Roman1" style:font-weight-complex="bold"/>
    </style:style>
    <style:style style:name="T8" style:family="text">
      <style:text-properties style:font-name="Times New Roman" fo:font-weight="normal" officeooo:rsid="0005f953" style:font-name-asian="Times New Roman1" style:language-asian="en" style:country-asian="US" style:font-weight-asian="normal" style:font-name-complex="Times New Roman1" style:font-weight-complex="normal"/>
    </style:style>
    <style:style style:name="T9" style:family="text">
      <style:text-properties fo:color="#ff0000" officeooo:rsid="00135c6e"/>
    </style:style>
    <style:style style:name="T10" style:family="text">
      <style:text-properties fo:color="#ff0000" officeooo:rsid="0014d2dc"/>
    </style:style>
    <style:style style:name="T11" style:family="text">
      <style:text-properties fo:color="#303030" style:font-name="Helvetica" fo:font-size="10.5pt" style:font-name-asian="Times New Roman1" style:font-size-asian="10.5pt" style:language-asian="en" style:country-asian="US" style:font-name-complex="Times New Roman1" style:font-size-complex="10.5pt"/>
    </style:style>
    <style:style style:name="T12" style:family="text">
      <style:text-properties fo:color="#303030" style:font-name="Helvetica" fo:font-size="10.5pt" fo:font-style="italic" style:font-name-asian="Times New Roman1" style:font-size-asian="10.5pt" style:language-asian="en" style:country-asian="US" style:font-style-asian="italic" style:font-name-complex="Times New Roman1" style:font-size-complex="10.5pt" style:font-style-complex="italic"/>
    </style:style>
    <style:style style:name="T13" style:family="text">
      <style:text-properties fo:color="#000000" style:font-name="Times" fo:font-size="13.5pt" fo:background-color="transparent" loext:char-shading-value="0" style:font-name-asian="Times New Roman1" style:font-size-asian="13.5pt" style:font-size-complex="13.5pt"/>
    </style:style>
    <style:style style:name="T14" style:family="text">
      <style:text-properties fo:color="#000000" style:font-name="Times" style:font-name-complex="Times1"/>
    </style:style>
    <style:style style:name="T15" style:family="text">
      <style:text-properties fo:color="#000000" style:font-name="Times" fo:font-size="14.5pt" style:font-size-asian="14.5pt" style:font-name-complex="Times1" style:font-size-complex="14.5pt"/>
    </style:style>
    <style:style style:name="T16" style:family="text">
      <style:text-properties fo:color="#000000" fo:font-weight="bold" fo:background-color="transparent" loext:char-shading-value="0" style:font-weight-asian="bold" style:font-weight-complex="bold"/>
    </style:style>
    <style:style style:name="T17" style:family="text">
      <style:text-properties fo:color="#000000" style:font-name="Calibri" style:font-name-asian="Calibri1" style:font-name-complex="Calibri1"/>
    </style:style>
    <style:style style:name="T18" style:family="text">
      <style:text-properties fo:color="#000000" style:font-name="Verdana" fo:font-size="9pt" style:font-size-asian="9pt" style:language-asian="en" style:country-asian="US" style:font-name-complex="Times New Roman1" style:font-size-complex="9pt"/>
    </style:style>
    <style:style style:name="T19" style:family="text">
      <style:text-properties fo:color="#000000" style:font-name="Verdana" fo:font-size="9pt" fo:font-style="italic" style:font-size-asian="9pt" style:language-asian="en" style:country-asian="US" style:font-style-asian="italic" style:font-name-complex="Times New Roman1" style:font-size-complex="9pt" style:font-style-complex="italic"/>
    </style:style>
    <style:style style:name="T20" style:family="text">
      <style:text-properties fo:color="#000000" style:font-name="Times New Roman" officeooo:rsid="00091158" style:font-name-asian="Times New Roman1" style:language-asian="en" style:country-asian="US" style:font-name-complex="Times New Roman1"/>
    </style:style>
    <style:style style:name="T21" style:family="text">
      <style:text-properties fo:color="#000000" style:font-name="MS Mincho" fo:font-size="14.5pt" style:font-name-asian="MS Mincho1" style:font-size-asian="14.5pt" style:font-name-complex="MS Mincho1" style:font-size-complex="14.5pt"/>
    </style:style>
    <style:style style:name="T22" style:family="text">
      <style:text-properties fo:color="#000000" style:font-name="MS Mincho" style:font-name-asian="MS Mincho1" style:font-name-complex="MS Mincho1"/>
    </style:style>
    <style:style style:name="T23" style:family="text">
      <style:text-properties fo:color="#000000" style:font-name="Helvetica Neue" fo:font-weight="bold" style:font-name-asian="Times New Roman1" style:language-asian="en" style:country-asian="US" style:font-weight-asian="bold" style:font-name-complex="Times New Roman1" style:font-weight-complex="bold"/>
    </style:style>
    <style:style style:name="T24" style:family="text">
      <style:text-properties fo:color="#000000" style:font-name="Helvetica Neue" style:font-name-asian="Times New Roman1" style:language-asian="en" style:country-asian="US" style:font-name-complex="Times New Roman1"/>
    </style:style>
    <style:style style:name="T25" style:family="text">
      <style:text-properties fo:color="#000000" fo:background-color="transparent" loext:char-shading-value="0"/>
    </style:style>
    <style:style style:name="T26" style:family="text">
      <style:text-properties fo:font-weight="bold" style:font-weight-asian="bold" style:font-weight-complex="bold"/>
    </style:style>
    <style:style style:name="T27" style:family="text">
      <style:text-properties fo:font-style="italic"/>
    </style:style>
    <style:style style:name="T28" style:family="text">
      <style:text-properties officeooo:rsid="000a330b"/>
    </style:style>
    <style:style style:name="T29" style:family="text">
      <style:text-properties officeooo:rsid="000b1eef"/>
    </style:style>
    <style:style style:name="T30" style:family="text">
      <style:text-properties officeooo:rsid="000b8de4"/>
    </style:style>
    <style:style style:name="T31" style:family="text">
      <style:text-properties officeooo:rsid="000c6647"/>
    </style:style>
    <style:style style:name="T32" style:family="text">
      <style:text-properties officeooo:rsid="000d7f97"/>
    </style:style>
    <style:style style:name="T33" style:family="text">
      <style:text-properties officeooo:rsid="000e8486"/>
    </style:style>
    <style:style style:name="T34" style:family="text">
      <style:text-properties officeooo:rsid="000f18e6"/>
    </style:style>
    <style:style style:name="T35" style:family="text">
      <style:text-properties officeooo:rsid="00105ca1"/>
    </style:style>
    <style:style style:name="T36" style:family="text">
      <style:text-properties officeooo:rsid="0012d6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ción a los Sistemas Operativos</text:p>
      <text:p text:style-name="P1">Práctica 2</text:p>
      <text:p text:style-name="P1"/>
      <text:p text:style-name="P7">1. Editor de textos: </text:p>
      <text:p text:style-name="P7">(a) Nombre al menos 3 editores de texto que puede utilizar desde linea de comandos. </text:p>
      <text:p text:style-name="P7"/>
      <text:p text:style-name="P7">Vi, nano, gedit.</text:p>
      <text:p text:style-name="P7"/>
      <text:p text:style-name="P7">(b) ¿En que se diferencia un editor de texto a los comandos cat, more o less? Enumere los modos de operación que posee el editor de textos vi. </text:p>
      <text:p text:style-name="P7"/>
      <text:p text:style-name="P7">Cat repite lo que ingresas por teclado en la línea siguiente, <text:span text:style-name="T36">concatena archivos y los imprime en el standard output</text:span></text:p>
      <text:p text:style-name="P18">More:muestra texto que se le envia una pantalla a la vez</text:p>
      <text:p text:style-name="P18">less:es mas completo que more y no tiene que leer el archivo entero sino que lo muestra en partes</text:p>
      <text:p text:style-name="P7"/>
      <text:p text:style-name="P7">(c) Nombre los comandos mas comunes que se le pueden enviar al editor de textos vi.</text:p>
      <text:h text:style-name="P47" text:outline-level="2">Los comandos básicos de Vi</text:h>
      <table:table table:name="Tabla1" table:style-name="Tabla1">
        <table:table-column table:style-name="Tabla1.A"/>
        <table:table-column table:style-name="Tabla1.B"/>
        <table:table-row table:style-name="Tabla1.1">
          <table:table-cell table:style-name="Tabla1.A1" office:value-type="string">
            <text:p text:style-name="P15">:q</text:p>
          </table:table-cell>
          <table:table-cell table:style-name="Tabla1.A1" office:value-type="string">
            <text:p text:style-name="P15">Salir del editor (sin guardar la información)</text:p>
          </table:table-cell>
        </table:table-row>
        <table:table-row table:style-name="Tabla1.1">
          <table:table-cell table:style-name="Tabla1.A1" office:value-type="string">
            <text:p text:style-name="P15">:q!</text:p>
          </table:table-cell>
          <table:table-cell table:style-name="Tabla1.A1" office:value-type="string">
            <text:p text:style-name="P15">Obliga al editor a cerrarse sin guardar la información (incluso si se realizaron cambios en el documento)</text:p>
          </table:table-cell>
        </table:table-row>
        <table:table-row table:style-name="Tabla1.1">
          <table:table-cell table:style-name="Tabla1.A1" office:value-type="string">
            <text:p text:style-name="P15">:wq</text:p>
          </table:table-cell>
          <table:table-cell table:style-name="Tabla1.A1" office:value-type="string">
            <text:p text:style-name="P15">Guarda el documento y cierra el editor</text:p>
          </table:table-cell>
        </table:table-row>
        <table:table-row table:style-name="Tabla1.1">
          <table:table-cell table:style-name="Tabla1.A1" office:value-type="string">
            <text:p text:style-name="P23"><text:span text:style-name="T11">:file</text:span><text:span text:style-name="T12">nombre</text:span></text:p>
          </table:table-cell>
          <table:table-cell table:style-name="Tabla1.A1" office:value-type="string">
            <text:p text:style-name="P23"><text:span text:style-name="T11">Guarda el documento con el </text:span><text:span text:style-name="T12">nombre</text:span><text:span text:style-name="T11"> especificado</text:span></text:p>
          </table:table-cell>
        </table:table-row>
      </table:table>
      <text:h text:style-name="P47" text:outline-level="2">Los comandos de edición de Vi</text:h>
      <table:table table:name="Tabla2" table:style-name="Tabla2">
        <table:table-column table:style-name="Tabla2.A"/>
        <table:table-column table:style-name="Tabla2.B"/>
        <table:table-row table:style-name="Tabla2.1">
          <table:table-cell table:style-name="Tabla2.A1" office:value-type="string">
            <text:p text:style-name="P14">Comando</text:p>
          </table:table-cell>
          <table:table-cell table:style-name="Tabla2.A1" office:value-type="string">
            <text:p text:style-name="P14">Descripción</text:p>
          </table:table-cell>
        </table:table-row>
        <table:table-row table:style-name="Tabla2.1">
          <table:table-cell table:style-name="Tabla2.A1" office:value-type="string">
            <text:p text:style-name="P15">x</text:p>
          </table:table-cell>
          <table:table-cell table:style-name="Tabla2.A1" office:value-type="string">
            <text:p text:style-name="P15">Elimina el carácter que está en ese momento bajo el cursor</text:p>
          </table:table-cell>
        </table:table-row>
        <table:table-row table:style-name="Tabla2.1">
          <table:table-cell table:style-name="Tabla2.A1" office:value-type="string">
            <text:p text:style-name="P15">dd</text:p>
          </table:table-cell>
          <table:table-cell table:style-name="Tabla2.A1" office:value-type="string">
            <text:p text:style-name="P15">Elimina la línea que está en ese momento bajo el cursor</text:p>
          </table:table-cell>
        </table:table-row>
        <table:table-row table:style-name="Tabla2.1">
          <table:table-cell table:style-name="Tabla2.A1" office:value-type="string">
            <text:p text:style-name="P23"><text:span text:style-name="T11">d</text:span><text:span text:style-name="T12">x</text:span><text:span text:style-name="T11">d</text:span></text:p>
          </table:table-cell>
          <table:table-cell table:style-name="Tabla2.A1" office:value-type="string">
            <text:p text:style-name="P23"><text:span text:style-name="T11">Elimina </text:span><text:span text:style-name="T12">x</text:span><text:span text:style-name="T11"> líneas empezando por la que en ese momento está bajo el cursor</text:span></text:p>
          </table:table-cell>
        </table:table-row>
        <table:table-row table:style-name="Tabla2.1">
          <table:table-cell table:style-name="Tabla2.A1" office:value-type="string">
            <text:p text:style-name="P23"><text:span text:style-name="T12">n</text:span><text:span text:style-name="T11">x</text:span></text:p>
          </table:table-cell>
          <table:table-cell table:style-name="Tabla2.A1" office:value-type="string">
            <text:p text:style-name="P23"><text:span text:style-name="T11">Elimina </text:span><text:span text:style-name="T12">n</text:span><text:span text:style-name="T11"> caracteres empezando por el que en ese momento está bajo el cursor</text:span></text:p>
          </table:table-cell>
        </table:table-row>
        <table:table-row table:style-name="Tabla2.1">
          <table:table-cell table:style-name="Tabla2.A1" office:value-type="string">
            <text:p text:style-name="P23"><text:span text:style-name="T12">x</text:span><text:span text:style-name="T11">&gt;&gt;</text:span></text:p>
          </table:table-cell>
          <table:table-cell table:style-name="Tabla2.A1" office:value-type="string">
            <text:p text:style-name="P23"><text:span text:style-name="T11">Indenta </text:span><text:span text:style-name="T12">x</text:span><text:span text:style-name="T11"> líneas a la derecha empezando por la que en ese momento está bajo el cursor</text:span></text:p>
          </table:table-cell>
        </table:table-row>
        <table:table-row table:style-name="Tabla2.1">
          <table:table-cell table:style-name="Tabla2.A1" office:value-type="string">
            <text:p text:style-name="P23"><text:span text:style-name="T12">x</text:span><text:span text:style-name="T11">&lt;&lt;</text:span></text:p>
          </table:table-cell>
          <table:table-cell table:style-name="Tabla2.A1" office:value-type="string">
            <text:p text:style-name="P23"><text:span text:style-name="T11">Indenta </text:span><text:span text:style-name="T12">x</text:span><text:span text:style-name="T11"> líneas a la izquierda empezando por la que en ese momento está bajo el cursor</text:span></text:p>
          </table:table-cell>
        </table:table-row>
      </table:table>
      <text:p text:style-name="P20"/>
      <text:h text:style-name="P35" text:outline-level="3">Cambio de modo.</text:h>
      <text:p text:style-name="Standard"><text:span text:style-name="HTML_20_Typewriter"><text:span text:style-name="T16">comando a texto:</text:span></text:span></text:p>
      <text:p text:style-name="Standard"><text:span text:style-name="HTML_20_Typewriter"><text:span text:style-name="T25">   teclas de inserción i I a A o O, o</text:span></text:span></text:p>
      <text:p text:style-name="Standard"><text:span text:style-name="T13"><text:line-break/></text:span><text:span text:style-name="HTML_20_Typewriter"><text:span text:style-name="T25">   tecla de sobreescritura R.</text:span></text:span></text:p>
      <text:p text:style-name="Standard"><text:span text:style-name="HTML_20_Typewriter"><text:span text:style-name="T16">texto a comando:</text:span></text:span></text:p>
      <text:p text:style-name="Standard"><text:span text:style-name="HTML_20_Typewriter"><text:span text:style-name="T25">   tecla ESC.</text:span></text:span></text:p>
      <text:p text:style-name="Standard"><text:span text:style-name="HTML_20_Typewriter"><text:span text:style-name="T16">comando a última línea:</text:span></text:span></text:p>
      <text:p text:style-name="Standard"><text:span text:style-name="HTML_20_Typewriter"><text:span text:style-name="T25">   teclas : / ?</text:span></text:span></text:p>
      <text:p text:style-name="Standard"><text:soft-page-break/><text:span text:style-name="HTML_20_Typewriter"><text:span text:style-name="T16">última línea a comando:</text:span></text:span></text:p>
      <text:p text:style-name="Standard"><text:span text:style-name="HTML_20_Typewriter"><text:span text:style-name="T25">   tecla ENTER (al finalizar el comando), o</text:span></text:span></text:p>
      <text:p text:style-name="Standard"><text:span text:style-name="HTML_20_Typewriter"><text:span text:style-name="T25">   tecla ESC (interrumpe el comando).</text:span></text:span></text:p>
      <text:p text:style-name="P7"><text:bookmark text:name="_GoBack"/></text:p>
      <text:p text:style-name="P7"/>
      <text:p text:style-name="P2">2. Proceso de Arranque SystemV : </text:p>
      <text:p text:style-name="P2">(a) Enumere los pasos del proceso de inicio de un sistema GNU/Linux, desde que se prende la PC hasta que se logra obtener el login en el sistema. </text:p>
      <text:p text:style-name="P2"/>
      <text:list xml:id="list7850427783225777286" text:style-name="WWNum1">
        <text:list-item>
          <text:p text:style-name="P55">Se empieza a ejecutar el código del BIOS</text:p>
        </text:list-item>
        <text:list-item>
          <text:p text:style-name="P55">El BIOS ejecuta el POST</text:p>
        </text:list-item>
        <text:list-item>
          <text:p text:style-name="P55">El BIOS lee el sector de arranque (MBR)</text:p>
        </text:list-item>
        <text:list-item>
          <text:p text:style-name="P55">Se carga el gestor de arranque (MBC)</text:p>
        </text:list-item>
        <text:list-item>
          <text:p text:style-name="P55">El bootloader carga el Kernel y el initrd</text:p>
        </text:list-item>
        <text:list-item>
          <text:p text:style-name="P55">Se montael initrd como sistema de archivos raíz y se inicializan componentes especiales (ej.: scheduler)</text:p>
        </text:list-item>
        <text:list-item>
          <text:p text:style-name="P55">El Kernel ejecuta el proceso init y se desmonta el initrd</text:p>
        </text:list-item>
        <text:list-item>
          <text:p text:style-name="P55">Se lee el /etc/inittab</text:p>
        </text:list-item>
        <text:list-item>
          <text:p text:style-name="P55">Se ejecutan los scripts apuntados por el runlevel 1</text:p>
        </text:list-item>
        <text:list-item>
          <text:p text:style-name="P55">El final del runlevel 1 le indica que vaya al runlevel por defecto</text:p>
        </text:list-item>
        <text:list-item>
          <text:p text:style-name="P55">Se ejecutan los scripts apuntados por el reunlevel por defecto</text:p>
        </text:list-item>
        <text:list-item>
          <text:p text:style-name="P55">El sistema esta listo para usarse</text:p>
        </text:list-item>
      </text:list>
      <text:p text:style-name="P2"/>
      <text:p text:style-name="P2">(b) Proceso INIT. ¿Quién lo ejecuta? ¿Cuál es su objetivo? </text:p>
      <text:p text:style-name="P2"/>
      <text:p text:style-name="P2">El proceso init lo ejecuta el Kernel.</text:p>
      <text:p text:style-name="P2">Su función es cargar todos los subprocesos necesarios para el correcto funcionamiento del SO. </text:p>
      <text:p text:style-name="P2">El proceso init posee el PID 1 y se encuentra en /sbin/init. En System V se lo configura a través del archivo etc/inittab. No tiene padre y es el padre de todos los procesos(pstree).</text:p>
      <text:p text:style-name="P2">Es el encargado de montar los filesystem y de hacer disponible los demás dispositivos.</text:p>
      <text:p text:style-name="P2"/>
      <text:p text:style-name="P2">(c) Ejecute el comando pstree. ¿Que es lo que se puede observar a partir de la ejecución de este comando?.</text:p>
      <text:p text:style-name="P2"/>
      <text:p text:style-name="P2">El comando pstree muestra en forma de árbol todos los procesos en ejecución.</text:p>
      <text:p text:style-name="P2"/>
      <text:p text:style-name="P2">(d) RunLevels. ¿Qué son? ¿Cuál es su objetivo? </text:p>
      <text:p text:style-name="P2"/>
      <text:p text:style-name="P23"><text:span text:style-name="T5">Los runlevels son el modo en que arranca Linux. El proceso de arranque se divide en </text:span><text:span text:style-name="T6">n</text:span><text:span text:style-name="T5">iveles, cada nivel es responsable de levantar (iniciar) o bajar (parar) una serie de servicios.</text:span></text:p>
      <text:p text:style-name="P2">De una manera mas simple los RunLevels determinan que programas se ejecutan al inicio del sistema.</text:p>
      <text:p text:style-name="P2">Se encuentran definidos en /etc/inittab. </text:p>
      <text:p text:style-name="P2"/>
      <text:p text:style-name="P2"/>
      <text:p text:style-name="P2"/>
      <text:p text:style-name="P2"/>
      <text:p text:style-name="P2"/>
      <text:p text:style-name="P2"/>
      <text:p text:style-name="P2"><text:soft-page-break/>(e) ¿A qué hace referencia cada nivel de ejecución según el estándar? ¿Dónde se define que Runlevel ejecutar al iniciar el sistema operativo? ¿todas las distribuciones respetan estos estándares? </text:p>
      <text:p text:style-name="P2"/>
      <text:p text:style-name="P2">Los RunLevels están definidos en /etc/inittab. El RunLevel por defecto esta definido en init y es id:5initdefault: . Todas las distribuciones respetan los RunLevels, lo que cambia son quien lo hace. En versiones anteriores init, actualmente Upstart.</text:p>
      <text:p text:style-name="P2"/>
      <text:p text:style-name="P27"><text:span text:style-name="T14">/etc/rc0.d </text:span><text:span text:style-name="T17">→</text:span><text:span text:style-name="T14"> Runlevel 0</text:span></text:p>
      <text:p text:style-name="P27"><text:span text:style-name="T14">/etc/rc1.d </text:span><text:span text:style-name="T17">→</text:span><text:span text:style-name="T14"> Runlevel 1</text:span></text:p>
      <text:p text:style-name="P27"><text:span text:style-name="T14"><text:s/>/etc/rc2.d </text:span><text:span text:style-name="T17">→</text:span><text:span text:style-name="T14"> Runlevel 2</text:span></text:p>
      <text:p text:style-name="P27"><text:span text:style-name="T14">/etc/rc3.d </text:span><text:span text:style-name="T17">→</text:span><text:span text:style-name="T14"> Runlevel 3</text:span></text:p>
      <text:p text:style-name="P27"><text:span text:style-name="T14">/etc/rc4.d </text:span><text:span text:style-name="T17">→</text:span><text:span text:style-name="T14"> Runlevel 4</text:span></text:p>
      <text:p text:style-name="P27"><text:span text:style-name="T14">/etc/rc5.d </text:span><text:span text:style-name="T17">→</text:span><text:span text:style-name="T14"> Runlevel 5</text:span></text:p>
      <text:p text:style-name="P27"><text:span text:style-name="T14">/etc/rc6.d <text:s/></text:span><text:span text:style-name="T17">→</text:span><text:span text:style-name="T14"> Runlevel 6 </text:span></text:p>
      <text:p text:style-name="P2">0: Alto (HALT)</text:p>
      <text:p text:style-name="P2">1: Monousuario</text:p>
      <text:p text:style-name="P2">2: Multiusuario (Sin soporte de red)</text:p>
      <text:p text:style-name="P2">3: Multiusuario (Con soporte de red)</text:p>
      <text:p text:style-name="P2">4: No se utiliza</text:p>
      <text:p text:style-name="P2">5: Multiusuario Grafico</text:p>
      <text:p text:style-name="P2">6: Reinicio (REBOOT)</text:p>
      <text:p text:style-name="P2"/>
      <text:p text:style-name="P2"/>
      <text:p text:style-name="P2">(f) Archivo /etc/inittab. ¿Cuál es su finalidad? ¿Qué tipo de información se almacena en el? ¿Cuál es la estructura de la información que en el se almacena? </text:p>
      <text:p text:style-name="P2"/>
      <text:p text:style-name="P2">Es donde se encuentran definidos los RunLevels. </text:p>
      <text:p text:style-name="P7"/>
      <text:p text:style-name="P7">Estructura:</text:p>
      <text:p text:style-name="P7">Id:nivelesEjecucion:acción:proceso</text:p>
      <text:p text:style-name="P7">-Id: identifica la entrada a inittab (1 a 4 caracteres)</text:p>
      <text:p text:style-name="P7">-NivelesEjecucion: el/los niveles de ejecución en los que se realiza la acción</text:p>
      <text:p text:style-name="P7">-Accion: describe la acción a realizar</text:p>
      <text:p text:style-name="P7"><text:s text:c="5"/>-wait: inicia cuando entra al runlevel e init espera a que termine </text:p>
      <text:p text:style-name="P7"><text:s text:c="5"/>-initdefault:</text:p>
      <text:p text:style-name="P7"><text:s text:c="5"/>-ctrlaltdel: se ejecutara cuando init reciba la señal SIGINT</text:p>
      <text:p text:style-name="P7"><text:s text:c="5"/>-off, respawn, once, sysinit, boot, bootwait, powerwait, etc.</text:p>
      <text:p text:style-name="P7">-Proceso: el proceso exacto que será ejecutado</text:p>
      <text:p text:style-name="P7"/>
      <text:p text:style-name="P7">Ejemplo: </text:p>
      <text:p text:style-name="P7">$ c a t / e t c / i n i t t a b</text:p>
      <text:p text:style-name="P7"><text:s/>i d : 2 : i n i t d e f a u l t : </text:p>
      <text:p text:style-name="P7">s i : : s y s i n i t : / e t c / i n i t . d/ r c S </text:p>
      <text:p text:style-name="P7">ca : : c t r l a l t d e l : / s b i n / shutdown −t 3 −r</text:p>
      <text:p text:style-name="P23"><text:soft-page-break/><text:span text:style-name="T5">(g) Suponga que se encuentra en el runlevel </text:span><text:span text:style-name="T6">&lt;X&gt;</text:span><text:span text:style-name="T5">. Indique qué comando(s) ejecutaría para cambiar al runlevel </text:span><text:span text:style-name="T6">&lt;Y&gt;</text:span><text:span text:style-name="T5"> . ¿Este cambio es permanente? ¿Por qué? </text:span></text:p>
      <text:h text:style-name="P37" text:outline-level="2"><text:bookmark text:name="Cambiar_de_runlevel_en_ejecuci.C3.B3n"/>Cambiar de runlevel en ejecución</text:h>
      <text:p text:style-name="P36">Existe una utilidad para línea de comandos que permite cambiar de un nivel de ejecución a otro. Esta es la herramienta <text:span text:style-name="T27">init</text:span>. Para cambiar de nivel de ejecución sólo hay que ejecutar <text:span text:style-name="T27">init</text:span> seguido del número del runlevel. Por ejemplo: </text:p>
      <text:list xml:id="list8828067478356808960" text:style-name="L1">
        <text:list-item>
          <text:p text:style-name="P54"><text:span text:style-name="T27">init 0</text:span>: Cambia al runlevel 0 (se apaga el sistema, equivalente al comando <text:span text:style-name="T27">halt</text:span>). </text:p>
        </text:list-item>
        <text:list-item>
          <text:p text:style-name="P54"><text:span text:style-name="T27">init 2</text:span>: Cambia al runlevel 2. </text:p>
        </text:list-item>
        <text:list-item>
          <text:p text:style-name="P53"><text:span text:style-name="T27">init 6</text:span>: Cambia al runlevel 6 (reinicia el sistema, equivalente al comando <text:span text:style-name="T27">reboot</text:span>). </text:p>
        </text:list-item>
      </text:list>
      <text:p text:style-name="P34"><text:span text:style-name="T18">Por defecto, el sistema suele arrancar en el nivel de ejecución 5 (modo gráfico). Si se quisiera modificar este comportamiento, habría que editar el fichero </text:span><text:span text:style-name="T19">/etc/inittab</text:span><text:span text:style-name="T18">.</text:span></text:p>
      <text:p text:style-name="P34"><text:span text:style-name="T18">Más concretamente, habría que modificar en el fichero </text:span><text:span text:style-name="T19">/etc/inittab</text:span><text:span text:style-name="T18"> la línea ( id:5:initdefault: ) donde el número 5 indica que el nivel de ejecución por defecto es el 5. Este número es el que hay que modificar para cambiar el nivel de ejecución en el que arranca el sistema por defecto. El cambio será permanente porque se establecería como default el nuevo asignado, hasta que se vuelva a cambiar.</text:span></text:p>
      <text:p text:style-name="P2">(h) Scripts RC. ¿Cuál es su finalidad? ¿Dónde se almacenan? Cuando un sistema GNU/Linux arranca o se detiene se ejecutan scripts, indique como determina que script ejecutar ante cada acción. ¿Existe un orden para llamarlos? Justifique. </text:p>
      <text:p text:style-name="P2"/>
      <text:p text:style-name="P16">Los scripts que se ejecutan están en /etc/init.d. </text:p>
      <text:p text:style-name="P16">En /etc/rcX.d ( donde X = 0 – 6 ) hay links a los archivos /etc/init.d </text:p>
      <text:p text:style-name="P16"/>
      <text:p text:style-name="P16">Formato de los links: [S l K ] &lt;orden&gt;&lt;nombreScript&gt;</text:p>
      <text:p text:style-name="P16">S: Lanza un script con argumento start</text:p>
      <text:p text:style-name="P16">K: Lanza un script con argumentos stop</text:p>
      <text:p text:style-name="P12"/>
      <text:p text:style-name="P2">(i)¿Qué es insserv? ¿Para qué se utiliza? ¿Qué ventajas provee respecto de un arranque tradicional?</text:p>
      <text:p text:style-name="P2"/>
      <text:p text:style-name="P2">Se utiliza para administrar el orden de los enlaces simbólicos del /etc/reX.d, resolviendo las dependecias de forma automática.</text:p>
      <text:p text:style-name="P2">Utiliza cabeceras en los scripts del /etc/init.d que permiten especificar la relación con otros scripts rc. Es utilizado por update-rc.d instalar/remover los links simbólicos.</text:p>
      <text:p text:style-name="P2"/>
      <text:p text:style-name="P2">(j) ¿Cómo maneja Upstart el proceso de arranque del sistema? </text:p>
      <text:p text:style-name="P2"/>
      <text:p text:style-name="P2">Upstart tiene definidos jobs (trabajos en forma aisncronica) su objetivo es definir servicio o tareas a ser ejecutadas por el init. Los Jobs son scripts de texto que define las acciones/ tareas a ejecutar ante determinado evento. Los Jobs están definidos en /etc/init.</text:p>
      <text:p text:style-name="P2">Suelen ser de dos tipos: </text:p>
      <text:p text:style-name="P2">Task: ejecución finita -&gt; exit 0 o uso de stop</text:p>
      <text:p text:style-name="P2">Service: ejecución inderterminada </text:p>
      <text:p text:style-name="P2">Los Jobs son ejecutados ante eventos (arranque de equipo, inserción de un dispositivo USB,etc). </text:p>
      <text:p text:style-name="P2"/>
      <text:p text:style-name="P2"><text:soft-page-break/>(k) Cite las principales diferencias entre SystemV y Upstart. </text:p>
      <text:p text:style-name="P2"/>
      <text:p text:style-name="P2">Upstart es el reemplado de System V. La principal y mas notoria diferencia es que System V es sincronico, en cambio, Upstart al ser asincrónico permite realizar varias tareas al mismo tiempo. Esto lo hace bastante mas rápido y eficiente que el sistema de arranque anterior. </text:p>
      <text:p text:style-name="P2"/>
      <text:p text:style-name="P2"/>
      <text:p text:style-name="P2"/>
      <text:p text:style-name="P2">(l) Que reemplaza a los script rc de SystemV en Upstart? En que ubicación se encuentran? </text:p>
      <text:p text:style-name="P21"/>
      <text:p text:style-name="P21">Los Jobs (tareas) reemplazan a los scripts de System V. El principal objetivo de un job es definir servicios o tareas a ser ejecutadas por init. Se encuentran definidos en /etc/init.</text:p>
      <text:p text:style-name="P2"/>
      <text:p text:style-name="P2">(m) Dado el siguiente job de upstart perteneciente al servicio de base de datos del mysql indique a que hace referencia cada linea del mismo: </text:p>
      <text:p text:style-name="P2"># MySQL S e r v i c e </text:p>
      <text:p text:style-name="P2">d e s c r i p t i o n "MySQL S e r v e r " </text:p>
      <text:p text:style-name="P2">au th o r " i n f o a u t o r "</text:p>
      <text:p text:style-name="P2">s t a r t on ( net−d e vi c e−up and l o c a l −f i l e s y s t e m s and r u n l e v e l [ 2 3 4 5 ] )</text:p>
      <text:p text:style-name="P2"><text:s/>s t o p on r u n l e v e l [ 0 1 6 ]</text:p>
      <text:p text:style-name="P2"><text:s/>[ . . . ]</text:p>
      <text:p text:style-name="P2"><text:s/>exec / u s r / s bi n /mysqld </text:p>
      <text:p text:style-name="P2">[ . . . ] </text:p>
      <text:p text:style-name="P2"/>
      <text:p text:style-name="P2">(n) ¿Que es sytemd? </text:p>
      <text:p text:style-name="P2"/>
      <text:p text:style-name="P2">-Es un sistema que centraliza la administración de demonios y librerías del sistema.</text:p>
      <text:p text:style-name="P2">-Mejora el paralelisto de booteo. </text:p>
      <text:p text:style-name="P2">-Puede ser controlado por systemctl.</text:p>
      <text:p text:style-name="P2">-Compatible con SysV -&gt; si es llamado como init</text:p>
      <text:p text:style-name="P2">-El demonio systemd reemplaza al proceso init -&gt; este pasa a tener PID 1</text:p>
      <text:p text:style-name="P2">-Los runlevels son reemplazados por targets.</text:p>
      <text:p text:style-name="P2">-Al igual que con Upstart el archivo /etc/inittab no existe mas. </text:p>
      <text:p text:style-name="P2"/>
      <text:p text:style-name="P2">(ñ) ¿A que hace referencia el concepto de activación de socket en systemd? </text:p>
      <text:p text:style-name="P2"/>
      <text:p text:style-name="P2">Es un mecanismo de iniciación bajo demanda. Puede ofrecer una variedad de servicios sin que realmente estén iniciados.</text:p>
      <text:p text:style-name="P2"/>
      <text:p text:style-name="P2">(o) ¿A que hace referencia el concepto de cgroup?</text:p>
      <text:p text:style-name="P2"/>
      <text:p text:style-name="P2">Permite organizar un grupo de procesos en forma jerarquica. Agrupa un conjunto de procesos relacionados. </text:p>
      <text:p text:style-name="P2">Tareas que realiza: </text:p>
      <text:p text:style-name="P2">-Tracking mediante subsistema cgroups -&gt; no se utiliza el PID -&gt; doble fork no funciona para escapar de systemd</text:p>
      <text:p text:style-name="P2">-Limitar el uso de recursos</text:p>
      <text:p text:style-name="P2"/>
      <text:p text:style-name="P2"><text:soft-page-break/></text:p>
      <text:p text:style-name="P7">3. Usuarios: </text:p>
      <text:p text:style-name="P7">(a) ¿Qué archivos son utilizados en un sistema GNU/Linux para guardar la información de los usuarios? </text:p>
      <text:p text:style-name="P7"/>
      <text:p text:style-name="P7">La información (datos) de los usuarios esta guardada en /etc/passwd. </text:p>
      <text:p text:style-name="P7"/>
      <text:p text:style-name="P7"/>
      <text:p text:style-name="P7"/>
      <text:p text:style-name="P7">(b) ¿A que hacen referencia las siglas UID y GID? ¿Pueden coexistir UIDs iguales en un sistema GNU/Linux? Justifique. </text:p>
      <text:p text:style-name="P7"/>
      <text:p text:style-name="P7">UID = identificador de usuario. </text:p>
      <text:p text:style-name="P7">GID = identificador de grupo. Permite organizar a los usuarios por grupos. </text:p>
      <text:p text:style-name="P7">No, solamente existe un único UID para cada usuario. </text:p>
      <text:p text:style-name="P7"/>
      <text:p text:style-name="P7">(c) ¿Qué es el usuario root? ¿Puede existir más de un usuario con este perfil en GNU/Linux? ¿Cuál es la UID del root?. </text:p>
      <text:p text:style-name="P7"/>
      <text:p text:style-name="P7">El usuario root es el administrador del sistema (superusuario). Solamente puede existir un solo usuario root y su UID siempre es 0. </text:p>
      <text:p text:style-name="P7"/>
      <text:p text:style-name="P7">(d) Agregue un nuevo usuario llamado iso2015 a su instalación de GNU/Linux, especifique que su home sea creada en /home/iso_2015, y hágalo miembro del grupo cátedra (si no existe, deberá crearlo). Luego, sin iniciar sesión como este usuario cree un archivo en su home personal que le pertenezca. Luego de todo esto, borre el usuario y verifique que no queden registros de él en los archivos de información de los usuarios y grupos. </text:p>
      <text:p text:style-name="P7"/>
      <text:p text:style-name="P7">Sudo useradd iso2015 // creo el nuevo usuario llamado iso2015</text:p>
      <text:p text:style-name="P7">Sudo groupadd cátedras // creo el nuevo grupo llamado cátedras</text:p>
      <text:p text:style-name="P7">Sudo usermod –a –G cátedras iso2015 // agrego al usuario iso2015 al grupo catedras</text:p>
      <text:p text:style-name="P7">Sudo userdel iso2015 // elimino el usuario</text:p>
      <text:p text:style-name="P7">Sudo groupdel cátedras //elimino el grupo</text:p>
      <text:p text:style-name="P7">Cat /etc/passwd // Verifico todos los usuarios del sistema</text:p>
      <text:p text:style-name="P7">Cat /etc/group // Verifico todos los grupos del sistema</text:p>
      <text:p text:style-name="P7"/>
      <text:p text:style-name="P7"/>
      <text:p text:style-name="P7">(e) Investigue la funcionalidad y parámetros de los siguientes comandos: </text:p>
      <text:p text:style-name="P7">useradd&lt;nombreUsuario&gt;: </text:p>
      <text:p text:style-name="P7"><text:s text:c="5"/>-Agrega el usuario</text:p>
      <text:p text:style-name="P7"><text:s text:c="5"/>-Modifica los archivos /etc/passwd</text:p>
      <text:p text:style-name="P7"><text:s text:c="5"/>- Alternativa -&gt;adduser</text:p>
      <text:p text:style-name="P7">usermod &lt;nombreUsuario&gt;:</text:p>
      <text:p text:style-name="P38">-g: modifica grupo de login (/etc/password)</text:p>
      <text:p text:style-name="P38">-G: modifica grupos adicionales (/etc/group)</text:p>
      <text:p text:style-name="P38">-d: modifica el directorio home (/etc/password)</text:p>
      <text:p text:style-name="P7">userdel &lt;nombreUsuario&gt;: elimina el usuario</text:p>
      <text:p text:style-name="P7">su: es para cambiar el usuario actual a otro usuario</text:p>
      <text:p text:style-name="P7">groupadd&lt;nombreGrupo&gt;: crea un nuevo grupo</text:p>
      <text:p text:style-name="P7">who : muetra quien esta conectado en el sistema</text:p>
      <text:p text:style-name="P7">groupdel &lt;nombreGrupo&gt;: elimina el grupo</text:p>
      <text:p text:style-name="P7">passwd&lt;nombreUsuario&gt;: </text:p>
      <text:p text:style-name="P7"><text:s text:c="7"/>-Asigna o cambia la contraseña del usuario</text:p>
      <text:p text:style-name="P7"><text:s text:c="7"/>-Modifica el archivo /etc/shadow</text:p>
      <text:p text:style-name="P7"/>
      <text:p text:style-name="P7">4. FileSystem: </text:p>
      <text:p text:style-name="P7"><text:soft-page-break/>(a) ¿Cómo son definidos los permisos sobre archivos en un sistema GNU/Linux? </text:p>
      <text:p text:style-name="P7"/>
      <text:p text:style-name="P7">Existen 3 tipos de tipos de permisos y se basan en una notación octal. </text:p>
      <text:p text:style-name="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Permiso</text:p>
          </table:table-cell>
          <table:table-cell table:style-name="Tabla3.A1" office:value-type="string">
            <text:p text:style-name="P7">Valor</text:p>
          </table:table-cell>
          <table:table-cell table:style-name="Tabla3.A1" office:value-type="string">
            <text:p text:style-name="P7">Octal</text:p>
          </table:table-cell>
        </table:table-row>
        <table:table-row table:style-name="Tabla3.1">
          <table:table-cell table:style-name="Tabla3.A1" office:value-type="string">
            <text:p text:style-name="P7">Lectura</text:p>
          </table:table-cell>
          <table:table-cell table:style-name="Tabla3.A1" office:value-type="string">
            <text:p text:style-name="P7">R</text:p>
          </table:table-cell>
          <table:table-cell table:style-name="Tabla3.A1" office:value-type="string">
            <text:p text:style-name="P7">4</text:p>
          </table:table-cell>
        </table:table-row>
        <table:table-row table:style-name="Tabla3.1">
          <table:table-cell table:style-name="Tabla3.A1" office:value-type="string">
            <text:p text:style-name="P7">Escritura</text:p>
          </table:table-cell>
          <table:table-cell table:style-name="Tabla3.A1" office:value-type="string">
            <text:p text:style-name="P7">W</text:p>
          </table:table-cell>
          <table:table-cell table:style-name="Tabla3.A1" office:value-type="string">
            <text:p text:style-name="P7">2</text:p>
          </table:table-cell>
        </table:table-row>
        <table:table-row table:style-name="Tabla3.1">
          <table:table-cell table:style-name="Tabla3.A1" office:value-type="string">
            <text:p text:style-name="P7">Ejecución</text:p>
          </table:table-cell>
          <table:table-cell table:style-name="Tabla3.A1" office:value-type="string">
            <text:p text:style-name="P7">X</text:p>
          </table:table-cell>
          <table:table-cell table:style-name="Tabla3.A1" office:value-type="string">
            <text:p text:style-name="P7">1</text:p>
          </table:table-cell>
        </table:table-row>
      </table:table>
      <text:p text:style-name="P7">Se aplican sobre los usuarios:</text:p>
      <text:p text:style-name="P7">-Usuario: permisos del dueño -&gt;U</text:p>
      <text:p text:style-name="P7">-Usuario: permisos del grupo -&gt;G</text:p>
      <text:p text:style-name="P7">-Usuario: permisos de otros usuarios -&gt;O</text:p>
      <text:p text:style-name="P7"/>
      <text:p text:style-name="P7">Se utiliza el comando chmod: $ chmod 755 /tmp/ s c r i p t</text:p>
      <text:p text:style-name="P7"/>
      <text:p text:style-name="P7">(b) Investigue la funcionalidad y parámetros de los siguientes comandos relacionados con los permisos en GNU/Linux: </text:p>
      <text:p text:style-name="P7"/>
      <text:p text:style-name="P7">chmod : cambia los permisos de acceso de ficheros</text:p>
      <text:p text:style-name="P7">chown : cambia el usuario y grupo propietarios de ficheros</text:p>
      <text:p text:style-name="P7">chgrp : cambia el grupo al que pertenece los ficheros</text:p>
      <text:p text:style-name="P7"/>
      <text:p text:style-name="P7">(c) Al utilizar el comando chmod generalmente se utiliza una notación octal asociada para definir permisos. ¿Qué significa esto? ¿A qué hace referencia cada valor? </text:p>
      <text:p text:style-name="P7"/>
      <text:p text:style-name="P7">Exiten 3 tipos de tipos de permisos y se basan en una notación octal. </text:p>
      <text:p text:style-name="P7"/>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Permiso</text:p>
          </table:table-cell>
          <table:table-cell table:style-name="Tabla4.A1" office:value-type="string">
            <text:p text:style-name="P7">Valor</text:p>
          </table:table-cell>
          <table:table-cell table:style-name="Tabla4.A1" office:value-type="string">
            <text:p text:style-name="P7">Octal</text:p>
          </table:table-cell>
        </table:table-row>
        <table:table-row table:style-name="Tabla4.1">
          <table:table-cell table:style-name="Tabla4.A1" office:value-type="string">
            <text:p text:style-name="P7">Lectura</text:p>
          </table:table-cell>
          <table:table-cell table:style-name="Tabla4.A1" office:value-type="string">
            <text:p text:style-name="P7">R</text:p>
          </table:table-cell>
          <table:table-cell table:style-name="Tabla4.A1" office:value-type="string">
            <text:p text:style-name="P7">4</text:p>
          </table:table-cell>
        </table:table-row>
        <table:table-row table:style-name="Tabla4.1">
          <table:table-cell table:style-name="Tabla4.A1" office:value-type="string">
            <text:p text:style-name="P7">Escritura</text:p>
          </table:table-cell>
          <table:table-cell table:style-name="Tabla4.A1" office:value-type="string">
            <text:p text:style-name="P7">W</text:p>
          </table:table-cell>
          <table:table-cell table:style-name="Tabla4.A1" office:value-type="string">
            <text:p text:style-name="P7">2</text:p>
          </table:table-cell>
        </table:table-row>
        <table:table-row table:style-name="Tabla4.1">
          <table:table-cell table:style-name="Tabla4.A1" office:value-type="string">
            <text:p text:style-name="P7">Ejecucion</text:p>
          </table:table-cell>
          <table:table-cell table:style-name="Tabla4.A1" office:value-type="string">
            <text:p text:style-name="P7">X</text:p>
          </table:table-cell>
          <table:table-cell table:style-name="Tabla4.A1" office:value-type="string">
            <text:p text:style-name="P7">1</text:p>
          </table:table-cell>
        </table:table-row>
      </table:table>
      <text:p text:style-name="P7"/>
      <text:p text:style-name="P17"/>
      <text:p text:style-name="P7"/>
      <text:p text:style-name="P7">(d) ¿Existe la posibilidad de que algún usuario del sistema pueda acceder a determinado archivo para el cual no posee permisos? Nombrelo, y realice las pruebas correspondientes.</text:p>
      <text:p text:style-name="P7"/>
      <text:p text:style-name="P8">El super user</text:p>
      <text:p text:style-name="P7"/>
      <text:p text:style-name="P7"/>
      <text:p text:style-name="P7"/>
      <text:p text:style-name="P7">(e) Explique los conceptos de “full path name” y “relative path name”. De ejemplos claros de cada uno de ellos. </text:p>
      <text:p text:style-name="P7"/>
      <text:p text:style-name="P17">Rutas relativas Puedes utilizar un nombre de ruta relativa como acceso directo a la ubicación de los archivos y directorios. Los nombres de rutas relativas especifican directorios y archivos comenzando por el directorio de trabajo actual (en lugar del directorio raíz).</text:p>
      <text:p text:style-name="P17">Rutas absolutas Los nombres con rutas absolutas especifican la ruta que conduce a un directorio o archivo, empezando por el directorio raíz en la parte superior de la estructura de árbol invertido. El directorio raíz se representa con una barra (/). La ruta consiste en una lista secuencial de directorios, separados por barras, que conducen al directorio o al archivo que desee especificar. El último nombre de la ruta es el directorio o el archivo al que se desea llegar. A continuación, se presenta un ejemplo de una ruta absoluta, mostrada con el comando pwd: $ pwd /home/técnicos/luisa</text:p>
      <text:p text:style-name="P17"/>
      <text:p text:style-name="P7"><text:soft-page-break/>(f) ¿Con qué comando puede determinar en qué directorio se encuentra actualmente? ¿Existe alguna forma de ingresar a su directorio personal sin necesidad de escribir todo el path completo? ¿Podría utilizar la misma idea para acceder a otros directorios? ¿Cómo? Explique con un ejemplo. </text:p>
      <text:p text:style-name="P7"/>
      <text:p text:style-name="P9"><text:span text:style-name="T9">Pwd </text:span><text:span text:style-name="T10">preguntar</text:span></text:p>
      <text:p text:style-name="P7"/>
      <text:p text:style-name="P7"/>
      <text:p text:style-name="P7"/>
      <text:p text:style-name="P7">(g) Investigue la funcionalidad y parámetros de los siguientes comandos relacionados con el uso del FileSystem.</text:p>
      <text:list xml:id="list908307498838446308" text:style-name="L2">
        <text:list-item>
          <text:p text:style-name="P44"><text:span text:style-name="T7">cd:</text:span><text:span text:style-name="T1"> </text:span><text:span text:style-name="T2">El comando cd nos permite cambiar de directorio. Por ejemplo, cd / nos lleva al directorio raíz, que es de donde surgen todos los directorios del sistema. Para cambiar a otro directorio dentro del arbol, podemos utilizar cd usr, o cd /home/user.</text:span></text:p>
        </text:list-item>
        <text:list-item>
          <text:p text:style-name="P46"><text:span text:style-name="T1">Umount: </text:span><text:span text:style-name="T8">La orden umount despega de la jerarquía o árbol de ficheros el/los sis ‐ tema(s) de ficheros mencionado(s). Un sistema de ficheros se puede especificar bien dando el directorio donde ha sido montado, o bien dando el dispositivo o fichero especial donde reside.</text:span></text:p>
        </text:list-item>
        <text:list-item>
          <text:p text:style-name="P43"><text:span text:style-name="T7">mkdir :</text:span><text:span text:style-name="T1"> Crea directorios </text:span><text:span text:style-name="T2">con nombres especificos</text:span><text:span text:style-name="T1">. </text:span></text:p>
        </text:list-item>
        <text:list-item>
          <text:p text:style-name="P45"><text:span text:style-name="T7">du :</text:span><text:span text:style-name="T1"> </text:span><text:span text:style-name="T3">informa de la cantidad de espacio de disco usada por los ficheros especificados, y por cada directorio en las jerarquías cuyas raíces están en los ficheros especificados.</text:span></text:p>
        </text:list-item>
        <text:list-item>
          <text:p text:style-name="P43"><text:span text:style-name="T7">rmdir :</text:span><text:span text:style-name="T1"> Borra directorios vacios.</text:span></text:p>
        </text:list-item>
        <text:list-item>
          <text:p text:style-name="P43"><text:span text:style-name="T7">df :</text:span><text:span text:style-name="T1"> Informa la utilización del espacio del disco en sistema de ficheros.</text:span></text:p>
        </text:list-item>
        <text:list-item>
          <text:p text:style-name="P43"><text:span text:style-name="T7">mount :</text:span><text:span text:style-name="T1"> </text:span></text:p>
        </text:list-item>
        <text:list-item>
          <text:p text:style-name="P43"><text:span text:style-name="T7">ln :</text:span><text:span text:style-name="T1">crea enlances entre ficheros</text:span></text:p>
        </text:list-item>
        <text:list-item>
          <text:p text:style-name="P43"><text:span text:style-name="T7">ls :</text:span><text:span text:style-name="T1"> Lista el contenido de los directorios. </text:span></text:p>
        </text:list-item>
        <text:list-item>
          <text:p text:style-name="P43"><text:span text:style-name="T7">pwd :</text:span><text:span text:style-name="T1"> Imprime el nombre del directorio del trabajo actual. </text:span></text:p>
        </text:list-item>
        <text:list-item>
          <text:p text:style-name="P43"><text:span text:style-name="T7">cp :</text:span><text:span text:style-name="T1"> </text:span><text:span text:style-name="T3">copia ficheros.</text:span></text:p>
        </text:list-item>
        <text:list-item>
          <text:p text:style-name="P43"><text:span text:style-name="T7">mv :</text:span><text:span text:style-name="T1"> mueve archivos de lugar ( origen -&gt; destino).</text:span></text:p>
        </text:list-item>
      </text:list>
      <text:p text:style-name="P7"/>
      <text:p text:style-name="P7"/>
      <text:p text:style-name="P7">5. Procesos: </text:p>
      <text:p text:style-name="P7">(a) ¿Qué es un proceso? ¿A que hacen referencia las siglas PID y PPID? ¿Todos los procesos tienen estos atributos en GNU/Linux? Justifique. Indique que otros atributos tiene un proceso. </text:p>
      <text:p text:style-name="P7"/>
      <text:p text:style-name="P7">Un proceso es un programa en ejecución. Es dinamico, tiene un program counter y su ciclo de vida es desde que se lo dispara hasta que termina. </text:p>
      <text:p text:style-name="P7">PID: es el identificador de un proceso. </text:p>
      <text:p text:style-name="P7">PPID: es el identificador de un proceso padre.</text:p>
      <text:p text:style-name="P7">Todos los procesos tiene un PID sino seria imposible identificarlos, buscarlos y realizar cualquier otro tipo de tareas. </text:p>
      <text:p text:style-name="P7">Atrivutos de un proceso: </text:p>
      <text:p text:style-name="P7">- PID y PPID</text:p>
      <text:p text:style-name="P7">- Identificacion del usuario que lo “disparo”.</text:p>
      <text:p text:style-name="P7">- Si hay estructura de grupo, grupo que lo “disparo”.</text:p>
      <text:p text:style-name="P7">- En ambientes multiusuario, desde que terminal y quien lo ejecuto.</text:p>
      <text:p text:style-name="P7"/>
      <text:p text:style-name="P7">(b) Indique que comandos se podrían utilizar para ver que procesos están en ejecución en un sistema GNU/Linux. </text:p>
      <text:p text:style-name="P7"/>
      <text:p text:style-name="P7">-top: Muestra todos los procesos en ejecución en tiempo real con sus atributos. <text:s/></text:p>
      <text:p text:style-name="P7">-htop: Hermano de top, es similar, pero permite realizar operaciones sobre los procesos.</text:p>
      <text:p text:style-name="P7">-pstree: Muestra el árbol de procesos en ejecución. </text:p>
      <text:p text:style-name="P7"/>
      <text:p text:style-name="P7">(c) ¿Qué significa que un proceso se esta ejecutando en Background? ¿Y en Foreground? </text:p>
      <text:p text:style-name="P7"/>
      <text:p text:style-name="P17"><text:soft-page-break/>Que proceso se ejecute en background significa que se esta ejecutando en segundo plano, entonces cuando un proceso se ejecuta en foreground significa que se ejecuta en primer plano.</text:p>
      <text:p text:style-name="P7"/>
      <text:p text:style-name="P7">(d) ¿Cómo puedo hacer para ejecutar un proceso en Background? ¿Como puedo hacer para pasar un proceso de background a foreground y viceversa? </text:p>
      <text:p text:style-name="P7"/>
      <text:p text:style-name="P7">Para ejecutar un proceso en background se le agrega &amp; después del comando que llama al programa. </text:p>
      <text:p text:style-name="P7">Por ejemplo: gimp &amp; // Se ejecuta gimp en segundo plano.</text:p>
      <text:p text:style-name="P7">Con CTRL + Z pausamos el programa. </text:p>
      <text:p text:style-name="P7">Para cambiar de background a foreground se utiliza el comando fg y en viceversa se utiliza el comando bg.</text:p>
      <text:p text:style-name="P7">En el caso de que haya mas de un proceso en ejecución o mas de un programa, abra que indicar luego del comando el numero ID del mismo para que sepa con cual hacer el cambio de plano.</text:p>
      <text:p text:style-name="P7"/>
      <text:p text:style-name="P7">(e) Pipe ( | ). ¿Cual es su finalidad? Cite ejemplos de su utilización.</text:p>
      <text:p text:style-name="P7"/>
      <text:p text:style-name="P10">Tuberías o pipes </text:p>
      <text:p text:style-name="P10">Este mecanismo nos permite pasar la salida de un comando a otro. Para ello se usa la sintaxis: </text:p>
      <text:p text:style-name="P10">&lt;comando1&gt; | &lt;comando2&gt;. Con esto, la salida de comando1 será la entrada de comando2. Vamos a </text:p>
      <text:p text:style-name="P10">ver unos ejemplos:</text:p>
      <text:p text:style-name="P10">$ rpm ­qa | grep &lt;nombre_paquete&gt;</text:p>
      <text:p text:style-name="P10">El primero de los dos comandos nos haría una lista de todos los paquetes instalados. Imaginemos </text:p>
      <text:p text:style-name="P10">que sólo queremos saber si tenemos instalado uno en concreto. Con el segundo comando limitamos </text:p>
      <text:p text:style-name="P10">la salida a los paquetes que en el nombre que contengan el patrón que especificamos en </text:p>
      <text:p text:style-name="P10">&lt;nombre_paquete&gt;.</text:p>
      <text:p text:style-name="P7"/>
      <text:p text:style-name="P7"/>
      <text:p text:style-name="P7">(f) Redirección. ¿Qué tipo de redirecciones existen? ¿Cuál es su finalidad? Cite ejemplos de utilización. </text:p>
      <text:p text:style-name="P7"/>
      <text:p text:style-name="P10">Redirecciones </text:p>
      <text:p text:style-name="P10">En GNU/Linux, al final todo es tratado como si fuera un fichero y como tal, tenemos descriptores de fichero para</text:p>
      <text:p text:style-name="P10">aquellos puntos donde queramos acceder. Hay unos descriptores de ficehro por defecto:</text:p>
      <text:list xml:id="list5654041941355583946" text:style-name="L3">
        <text:list-item>
          <text:p text:style-name="P41">Entrada estándar (normalmente el teclado).</text:p>
        </text:list-item>
        <text:list-item>
          <text:p text:style-name="P41">1: Salida estándar (normalmente la consola).</text:p>
        </text:list-item>
        <text:list-item>
          <text:p text:style-name="P41">2: Salida de error.</text:p>
        </text:list-item>
      </text:list>
      <text:p text:style-name="P10">Para redirigir las salidas utilizaremos el descriptor de fichero seguido del símbolo '&gt;' (o &lt; si redirigimos la entrada hacia un comando, pero eso todavía no lo explicaremos). Veamos unos ejemplos:</text:p>
      <text:p text:style-name="P10">$ ls ­l &gt;fichero</text:p>
      <text:p text:style-name="P10">Guarda la salida de ls -l en fichero. Si no existe lo crea, y si existe lo sobreescribe.</text:p>
      <text:p text:style-name="P10">$ ls ­l &gt;&gt;fichero</text:p>
      <text:p text:style-name="P10">Añade la salida del comando a fichero. Si no existe lo crea, y si existe, lo añade al final.</text:p>
      <text:p text:style-name="P10">$ ls ­l 2&gt;fichero</text:p>
      <text:p text:style-name="P10">Si hay algún error, lo guarda en fichero (podría salir un error si no tuviéramos permiso de lectura en el directorio).</text:p>
      <text:p text:style-name="P10">Es importante ver que si no se especifica el descriptor de fichero se asume que se redirige la salida estándar. En el caso del operador &lt; se redirige la entrada estándar, es decir, el contenido del fichero que especificáramos, se pararía como parámetro al comando.</text:p>
      <text:p text:style-name="P10">Si quisiéramos redirigir todas las salidas a la vez havia un mismo fichero, podríamos utilizar &gt;&amp;. Además, con el carácter &amp; podemos redirigir salidas de un tipo hacia otras, por ejemplo, si quisiéramos redirigir la salida de error hacia la salida estándar podríamos indicarlo con: 2&gt;&amp;1. Es importante tener en cuenta que el orden de las redirecciones es significativo: se ejecutarán de izquierda a derecha.</text:p>
      <text:p text:style-name="P7"/>
      <text:p text:style-name="P7">(g) Comando kill. ¿Cuál es su funcionalidad? Cite ejemplos. </text:p>
      <text:p text:style-name="P7"/>
      <text:p text:style-name="P17"><text:soft-page-break/>El comando kill permite matar o terminar procesos en ejecución, siempre y cuando se sepa el Id del proceso. Para saber el Id de un proceso usar p.e. pgrep Firefox.</text:p>
      <text:p text:style-name="P7"/>
      <text:p text:style-name="P11"><text:tab/><text:tab/><text:tab/><text:tab/><text:tab/><text:span text:style-name="T26">kill &lt;número de señal&gt; PID</text:span></text:p>
      <text:p text:style-name="P11"/>
      <text:p text:style-name="P11">Siendo PID el número del proceso o del grupo de procesos.</text:p>
      <text:p text:style-name="P7"/>
      <text:p text:style-name="P7"/>
      <text:p text:style-name="P7"/>
      <text:p text:style-name="P7"/>
      <text:p text:style-name="P7">(h) Investigue la funcionalidad y parámetros de los siguientes comandos relacionados con el manejo de procesos en GNU/Linux. Además compárelos entre ellos: </text:p>
      <text:p text:style-name="P7"/>
      <text:p text:style-name="P23"><text:span text:style-name="T1">ps: </text:span><text:span text:style-name="T4">Muestra una instancia de los procesos actuales.</text:span></text:p>
      <text:p text:style-name="P22">-e : Visualiza e informa el estado de los procesos</text:p>
      <text:p text:style-name="P22">aux: Muestra toda la información de los procesos </text:p>
      <text:p text:style-name="P7"/>
      <text:p text:style-name="P7">kill : Mata un proceso usando el PID del proceso. Ej. Kill XXX </text:p>
      <text:p text:style-name="P7"/>
      <text:p text:style-name="P7">pstree : Muentra en forma de árbol los procesos en ejecución.</text:p>
      <text:p text:style-name="P7"/>
      <text:p text:style-name="P7">killall : Sirve para matar un proceso sabiendo su nombre. Ej: Killall Firefox.</text:p>
      <text:p text:style-name="P7"/>
      <text:p text:style-name="P23"><text:span text:style-name="T1">Top: </text:span><text:span text:style-name="T4">P</text:span><text:span text:style-name="T20">roporciona una visión continuada de la actividad del procesador en</text:span></text:p>
      <text:p text:style-name="P19">tiempo real</text:p>
      <text:p text:style-name="P7"><text:s/></text:p>
      <text:p text:style-name="P23"><text:span text:style-name="T1">Nice: </text:span><text:span text:style-name="T24">El comando </text:span><text:span text:style-name="T23">nice</text:span><text:span text:style-name="T24"> en </text:span><text:span text:style-name="T23">Linux</text:span><text:span text:style-name="T24"> nos permite </text:span><text:span text:style-name="T23">modificar la prioridad de un proceso frente al resto dentro del sistema</text:span><text:span text:style-name="T24">.</text:span></text:p>
      <text:p text:style-name="P7"/>
      <text:p text:style-name="P7"/>
      <text:p text:style-name="P28"><text:span text:style-name="T15">6. Otros comandos de Linux (Indique funcionalidad y parámetros):</text:span><text:span text:style-name="T21"> </text:span></text:p>
      <text:p text:style-name="P24">(a) ¿A qué hace referencia el concepto de empaquetar archivos en GNU/linux? </text:p>
      <text:p text:style-name="P24">Hace referencia a que desde la línea de comandos se pueden empaquetar archivos en distintos tipos .gz, .zip , .tar.gz. Asi mismo también se pueden descomprimir archivos.</text:p>
      <text:p text:style-name="P29"><text:span text:style-name="T15">(b)  Seleccione 4 archivos dentro de algún directorio al que tenga permiso y sume el ta- maño de cada uno de estor archivos. Cree un archivo empaquetado conteniendo estos 4 archivos y compare los tamaños de los mismos. ¿Qué característica nota? </text:span><text:span text:style-name="T22"> </text:span></text:p>
      <text:p text:style-name="P26">tar –cvf paquete.tar archivo1 archivo2 archivo3 archivo4</text:p>
      <text:p text:style-name="P51"><text:span text:style-name="T15">(c)  ¿Qué acciones debe llevar a cabo para comprimir 4 archivos en uno solo? Indique la secuencia de comandos ejecutados.</text:span><text:span text:style-name="T22"> </text:span></text:p>
      <text:p text:style-name="P52">tar -cvzf mi_archivo_comprimido.tgz /home/vanza/ archivo1 archivo2 archivo3 archivo4</text:p>
      <text:p text:style-name="P30"><text:span text:style-name="T15">(d)  ¿Pueden comprimirse un conjunto de archivos utilizando un único comando? </text:span><text:span text:style-name="T22"> </text:span></text:p>
      <text:p text:style-name="P25"/>
      <text:p text:style-name="P29"><text:span text:style-name="T15">(e)  Investigue la funcionalidad de los siguientes comandos: </text:span><text:span text:style-name="T22"> </text:span></text:p>
      <text:p text:style-name="P23"><text:soft-page-break/><text:span text:style-name="T15">tar : </text:span><text:span text:style-name="T11">permite empaquetar varios archivos en uno solo, sin comprimirlos. Tambien sirva para desempaquetar.</text:span></text:p>
      <text:p text:style-name="P15"/>
      <text:p text:style-name="P15">Ej: <text:s/>tar –vcf nombre_archivo.tar nombre_carpeta_a_empaquetar</text:p>
      <text:p text:style-name="P15">Ej: <text:s/>tar –vxf mi_archivo.tar</text:p>
      <text:p text:style-name="P7"/>
      <text:p text:style-name="P25">grep : muestra líneas que concuerdan con un patrón.</text:p>
      <text:p text:style-name="P25">gzip : comprime o expande ficheros.</text:p>
      <text:p text:style-name="P25">zgrep : busca una expresión regular en ficheros posiblemente comprimidos.</text:p>
      <text:p text:style-name="P25">wc : sirve para contar líneas, palabras y caracteres que contiene un archivo.</text:p>
      <text:p text:style-name="P7"/>
      <text:p text:style-name="P7"/>
      <text:p text:style-name="P7"/>
      <text:p text:style-name="P32"><text:span text:style-name="T15">7. <text:s/>Indique que acción realiza cada uno de los comandos indicados a continuación considerando su orden. Suponga que se ejecutan desde un usuario que no es root ni pertenece al grupo de root. (Asuma que se encuentra posicionado en el directorio de trabajo del usuario con el que se logueo). En caso de no poder ejecutarse el comando indique la razón: </text:span><text:span text:style-name="T21"> </text:span></text:p>
      <text:p text:style-name="P33"><text:span text:style-name="T15">ls −l &gt; prueba</text:span><text:span text:style-name="T21">  // CREAR UN ARCHIVO DE TEXTO LLAMADO PRUEBA</text:span></text:p>
      <text:p text:style-name="P31">ps &gt; PRUEBA // DA ERROR. NO ES UN PROCESO.</text:p>
      <text:p text:style-name="P31">chmod 710 prueba // cambiar los permisos del archivo prueba</text:p>
      <text:p text:style-name="P31">chown root:root PRUEBA </text:p>
      <text:p text:style-name="P33"><text:span text:style-name="T15">chmod 777 PRUEBA </text:span><text:span text:style-name="T21"> </text:span></text:p>
      <text:p text:style-name="P31">chmod 700 /etc/passwd </text:p>
      <text:p text:style-name="P33"><text:span text:style-name="T15">passwd root</text:span><text:span text:style-name="T21"> </text:span><text:span text:style-name="T15">rm PRUEBA</text:span><text:span text:style-name="T21"> </text:span></text:p>
      <text:p text:style-name="P33"><text:span text:style-name="T15">man /etc/shadow </text:span><text:span text:style-name="T21"> </text:span></text:p>
      <text:p text:style-name="P33"><text:span text:style-name="T15">find / −name </text:span><text:span text:style-name="T21">∗</text:span><text:span text:style-name="T15">. conf</text:span><text:span text:style-name="T21"> </text:span></text:p>
      <text:p text:style-name="P31">usermod root −d /home/newroot −L </text:p>
      <text:p text:style-name="P33"><text:span text:style-name="T15">cd /root</text:span><text:span text:style-name="T21"> </text:span><text:span text:style-name="T15">rm </text:span><text:span text:style-name="T21">∗ </text:span></text:p>
      <text:p text:style-name="P33"><text:span text:style-name="T15">cd /etc</text:span><text:span text:style-name="T21"> </text:span></text:p>
      <text:p text:style-name="P33"><text:span text:style-name="T15">cp </text:span><text:span text:style-name="T21">∗</text:span><text:span text:style-name="T15"> /home –R</text:span></text:p>
      <text:p text:style-name="P33"><text:span text:style-name="T15">shutdown </text:span><text:span text:style-name="T21"> </text:span></text:p>
      <text:p text:style-name="P7"><text:soft-page-break/></text:p>
      <text:p text:style-name="P13">¿?</text:p>
      <text:p text:style-name="P17"/>
      <text:p text:style-name="P17"/>
      <text:p text:style-name="P17"/>
      <text:p text:style-name="P17"/>
      <text:list xml:id="list874583742983207442" text:style-name="WWNum6">
        <text:list-item>
          <text:p text:style-name="P56">Indique que comando seria necesario ejecutar para realizar cada una de las siguientes acciones: </text:p>
        </text:list-item>
      </text:list>
      <text:list xml:id="list2898749331904761843" text:style-name="WWNum5">
        <text:list-item>
          <text:list>
            <text:list-item>
              <text:p text:style-name="P48">(a)  Ingrese al sistema como usuario “root”</text:p>
            </text:list-item>
            <text:list-item>
              <text:p text:style-name="P48">su</text:p>
            </text:list-item>
            <text:list-item>
              <text:p text:style-name="P50"><text:span text:style-name="T15"><text:s/>(b)  Cree un usuario. Elija para como nombre, por convención, la primer letra de su nombre seguida de su apellido. Asígnele una contraseña de acceso. </text:span><text:span text:style-name="T21"> </text:span></text:p>
            </text:list-item>
            <text:list-item>
              <text:p text:style-name="P48">useradd npaparazzo</text:p>
            </text:list-item>
            <text:list-item>
              <text:p text:style-name="P48">contraseña: nicopapaa</text:p>
            </text:list-item>
            <text:list-item>
              <text:p text:style-name="P50"><text:span text:style-name="T15">(c)  ¿Qué archivos fueron modificados luego de crear el usuario y qué directorios se crearon? </text:span><text:span text:style-name="T21"> </text:span></text:p>
            </text:list-item>
            <text:list-item>
              <text:p text:style-name="P49">Se crea /home/npaparazzo o sea el directorio del nuevo usuario.</text:p>
            </text:list-item>
            <text:list-item>
              <text:p text:style-name="P49">Se agrega al nuevo usuario al archivo /etc/passwd y al archivo de <text:s/>grupos /etc/group</text:p>
            </text:list-item>
            <text:list-item>
              <text:p text:style-name="P50"><text:span text:style-name="T15">(d)  Crear un directorio en /tmp llamado cursada2010 </text:span><text:span text:style-name="T21"> </text:span></text:p>
            </text:list-item>
            <text:list-item>
              <text:p text:style-name="P49">cd / hasta llegar a /tmp</text:p>
            </text:list-item>
            <text:list-item>
              <text:p text:style-name="P48">mkdir cursada2010 sobre /tmp</text:p>
            </text:list-item>
            <text:list-item>
              <text:p text:style-name="P50"><text:span text:style-name="T15">(e)  Copiar todos los archivos de /var/log al directorio antes creado. </text:span><text:span text:style-name="T21"> </text:span></text:p>
            </text:list-item>
            <text:list-item>
              <text:p text:style-name="P48">cp –r /var/log/ /tmp/cursada2010 <text:s text:c="4"/>Funciona copiar toda la carpeta /log desde var pero no me funciono entrar en /log/ y copiar todos los archivos y pegarlos en cursada2010.</text:p>
            </text:list-item>
            <text:list-item>
              <text:p text:style-name="P50"><text:span text:style-name="T15"><text:s/>(f)  Para el directorio antes creado (y los archivos y subdirectorios contenidos en él) cambiar el propietario y grupo al usuario creado y grupo users. </text:span><text:span text:style-name="T21"> </text:span></text:p>
            </text:list-item>
            <text:list-item>
              <text:p text:style-name="P50"><text:span text:style-name="T15">(g)  Agregue permiso total al dueño, de escritura al grupo y escritura y ejecución a todos los demás usuarios para todos los archivos dentro de un directorio en forma recursiva. </text:span><text:span text:style-name="T21"> </text:span></text:p>
            </text:list-item>
            <text:list-item>
              <text:p text:style-name="P50"><text:soft-page-break/><text:span text:style-name="T15">(h)  Acceda a otra terminal virtual para loguearse con el usuario antes creado. </text:span><text:span text:style-name="T21"> </text:span></text:p>
            </text:list-item>
            <text:list-item>
              <text:p text:style-name="P50"><text:span text:style-name="T15">(i)  Una vez logueado con el usuario antes creado, averigüe cual es el nombre de su terminal. </text:span><text:span text:style-name="T21"> </text:span></text:p>
            </text:list-item>
            <text:list-item>
              <text:p text:style-name="P50"><text:span text:style-name="T15">(j)  Verifique la cantidad de procesos activos que hay en el sistema. </text:span><text:span text:style-name="T21"> </text:span></text:p>
            </text:list-item>
            <text:list-item>
              <text:p text:style-name="P50"><text:span text:style-name="T15">(k)  Verifiqué la cantidad de usuarios conectados al sistema. </text:span><text:span text:style-name="T21"> </text:span></text:p>
            </text:list-item>
            <text:list-item>
              <text:p text:style-name="P50"><text:span text:style-name="T15">(l)  Vuelva a la terminal del usuario root, y envíele un mensaje al usuario anteriormente creado, avisándole que el sistema va a ser apagado. </text:span><text:span text:style-name="T21"> </text:span></text:p>
            </text:list-item>
            <text:list-item>
              <text:p text:style-name="P50"><text:span text:style-name="T15">(m)  Apague el sistema. </text:span><text:span text:style-name="T21"> </text:span></text:p>
            </text:list-item>
          </text:list>
        </text:list-item>
      </text:list>
      <text:p text:style-name="P17"/>
      <text:p text:style-name="P7"/>
      <text:p text:style-name="P2"/>
      <text:p text:style-name="P3">10. Indique que comando seria necesario ejecutar para realizar cada una de las siguientes ac-</text:p>
      <text:p text:style-name="P3">ciones:</text:p>
      <text:p text:style-name="P3">(a) Cree un directorio cuyo nombre sea su número de legajo e ingrese a él.</text:p>
      <text:p text:style-name="P3"/>
      <text:p text:style-name="P3"><text:tab/>Mkdir 13655</text:p>
      <text:p text:style-name="P3"><text:tab/>cd 13655</text:p>
      <text:p text:style-name="P3"/>
      <text:p text:style-name="P3">(b) Cree un archivo utilizando el editor de textos vi, e introduzca su información personal:</text:p>
      <text:p text:style-name="P3">Nombre, Apellido, Número de alumno y dirección de correo electrónico. El archivo</text:p>
      <text:p text:style-name="P3">debe llamarse "LE<text:span text:style-name="T28">E</text:span>ME".</text:p>
      <text:p text:style-name="P3"/>
      <text:p text:style-name="P3"><text:tab/><text:span text:style-name="T28">Archivo creado.</text:span></text:p>
      <text:p text:style-name="P3"/>
      <text:p text:style-name="P3">(c) Cambie los permisos del archivo LE<text:span text:style-name="T28">E</text:span>ME, de manera que se puedan ver reflejados los</text:p>
      <text:p text:style-name="P3">siguientes permisos:</text:p>
      <text:p text:style-name="P3">Dueño: ningún permiso <text:span text:style-name="T29">(0)</text:span></text:p>
      <text:p text:style-name="P3">Grupo: permiso de ejecución <text:span text:style-name="T29">(2)</text:span></text:p>
      <text:p text:style-name="P3">Otros: todos los permisos <text:span text:style-name="T29">(3)</text:span></text:p>
      <text:p text:style-name="P3"><text:s text:c="22"/><text:span text:style-name="T30">ugo</text:span></text:p>
      <text:p text:style-name="P3"><text:tab/><text:span text:style-name="T29">chmod 023 LEEME</text:span></text:p>
      <text:p text:style-name="P4"/>
      <text:p text:style-name="P3">(d) Vaya al directorio /etc y verifique su contenido. Cree un archivo dentro de su directorio</text:p>
      <text:p text:style-name="P3">personal cuyo nombre sea leame donde el contenido del mismo sea el listado de todos</text:p>
      <text:p text:style-name="P3">los archivos y directorios contenidos en /etc. ¿Cuál es la razón por la cuál puede crear</text:p>
      <text:p text:style-name="P3">este archivo si ya existe un archivo llamado "LE<text:span text:style-name="T31">A</text:span>ME. en este directorio?.</text:p>
      <text:p text:style-name="P2"/>
      <text:p text:style-name="P2"><text:tab/><text:span text:style-name="T32">ls /etc &gt;&gt; leeme</text:span></text:p>
      <text:p text:style-name="P2"/>
      <text:p text:style-name="P3">(e) ¿Qué comando utilizaría y de qué manera si tuviera que localizar un archivo dentro</text:p>
      <text:p text:style-name="P3">del file system? ¿Y si tuviera que localizar varios archivos con características similares?</text:p>
      <text:p text:style-name="P3"><text:soft-page-break/>Explique el concepto teórico y ejemplifique.</text:p>
      <text:p text:style-name="P3"/>
      <text:p text:style-name="P5"><text:tab/><text:span text:style-name="T32">Usando el comando find</text:span></text:p>
      <text:p text:style-name="P5"><text:tab/><text:span text:style-name="T33">Otras solucion:</text:span></text:p>
      <text:p text:style-name="P5"><text:tab/><text:tab/><text:tab/><text:span text:style-name="T33">ls | grep leeme</text:span><text:tab/></text:p>
      <text:p text:style-name="P3"/>
      <text:p text:style-name="P3"/>
      <text:p text:style-name="P3"/>
      <text:p text:style-name="P3">(f) Utilizando los conceptos aprendidos en el punto e), busque todos los archivos cuya</text:p>
      <text:p text:style-name="P3">extensión sea .so y almacene el resultado de esta búsqueda en un archivo dentro del</text:p>
      <text:p text:style-name="P3">directorio creado en a). El archivo deberá llamarse . ej ercicio_f".</text:p>
      <text:p text:style-name="P3"/>
      <text:p text:style-name="P6"><text:tab/><text:span text:style-name="T34">find / -iname "*.so" &gt; leeme</text:span></text:p>
      <text:p text:style-name="P3"/>
      <text:p text:style-name="P3">11. Indique que acción realiza cada uno de los comandos indicados a continuación considerando su orden. Suponga que se ejecutan desde un usuario que no es root ni pertenece al grupo <text:span text:style-name="T35">d</text:span>e root. (Asuma que se encuentra posicionado en el directorio de trabajo del usuario con el que se logueó). En caso de no poder ejecutarse el comando indique la razón:</text:p>
      <text:p text:style-name="P3"/>
      <text:p text:style-name="P3">mkdir iso</text:p>
      <text:p text:style-name="P3">cd . / iso ; ps &gt; f 0</text:p>
      <text:p text:style-name="P3">ls &gt; f1</text:p>
      <text:p text:style-name="P3">cd /</text:p>
      <text:p text:style-name="P3">echo $HOME</text:p>
      <text:p text:style-name="P3">ls − l$&gt; $HOME/iso/ls</text:p>
      <text:p text:style-name="P3">cd $HOME; mkdirf2</text:p>
      <text:p text:style-name="P3">ls−ldf2</text:p>
      <text:p text:style-name="P3">chmod 341 f2</text:p>
      <text:p text:style-name="P3">touch dir</text:p>
      <text:p text:style-name="P3">cd f2</text:p>
      <text:p text:style-name="P3">cd ~/iso</text:p>
      <text:p text:style-name="P3">pwd &gt;f3</text:p>
      <text:p text:style-name="P3">ps | grep ’ps’ <text:span text:style-name="T35">|</text:span>wc−l&gt;&gt; . . /f2/f3</text:p>
      <text:p text:style-name="P3">chmod 700 . . /f2; cd . .</text:p>
      <text:p text:style-name="P3">find. −name et<text:span text:style-name="T35">c</text:span>/passwd</text:p>
      <text:p text:style-name="P3">find/ −name etc/passwd</text:p>
      <text:p text:style-name="P3">mkdir ejerci<text:span text:style-name="T35">c</text:span>io5</text:p>
      <text:p text:style-name="P3">..................................................</text:p>
      <text:p text:style-name="P3">..................................................</text:p>
      <text:p text:style-name="P3"/>
      <text:p text:style-name="P3">(a) Inicie 2 sesiones utilizando su nombre de usuario y contraseña. En una sesión vaya</text:p>
      <text:p text:style-name="P3">siguiendo paso a paso las órdenes que se encuentran escritas en el cuadro superior.</text:p>
      <text:p text:style-name="P3">En la otra sesión, cree utilizando algún editor de textos un archivo que se llame</text:p>
      <text:p text:style-name="P3">. ej ercicio10_explicacion"dentro del directorio creado en el ejercicio 9.a) y, para cada</text:p>
      <text:p text:style-name="P3">una de las órdenes que ejecute en la otra sesión, realice una breve explicación de los</text:p>
      <text:p text:style-name="P3">resultados obtenidos.</text:p>
      <text:p text:style-name="P3">(b) Complete en el cuadro superior los comandos 19 y 20, de manera tal que realicen la</text:p>
      <text:p text:style-name="P3"><text:soft-page-break/>siguiente acción:</text:p>
      <text:p text:style-name="P3">19: Copiar el directorio iso y todo su contenido al directorio creado en el inciso</text:p>
      <text:p text:style-name="P3">9.a).</text:p>
      <text:p text:style-name="P3">20: Copiar el resto de los archivos y directorios que se crearon en este ejercicio al</text:p>
      <text:p text:style-name="P3">directorio creado en el ejercicio 9.a).</text:p>
      <text:p text:style-name="P3">(c) Ejecute las órdenes 19 y 20 y comentelas en el archivo creado en el inciso 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12. Cree una estructura desde el directorio /home que incluya varios directorios, subdirectorios y archivos, según el esquema siguiente. Asuma que “usuario” indica cuál es su nombre de usuario. Además deberá tener en cuenta que dirX hace referencia a directorios y fX hac referencia a archivos:</text:p>
      <text:p text:style-name="P3"/>
      <text:p text:style-name="P3"/>
      <text:p text:style-name="P3">(a) Utilizando la estructura de directorios anteriormente creada, indique que comandos</text:p>
      <text:p text:style-name="P3">son necesarios para realizar las siguientes acciones:</text:p>
      <text:p text:style-name="P3">Mueva el archivo "f3. a l directorio de trabajo /home/usuario.</text:p>
      <text:p text:style-name="P3">Copie el archivo "f4. en el directorio "dir11".</text:p>
      <text:p text:style-name="P3">Haga los mismo que en el inciso anterior pero el archivo de destino, se debe llamar</text:p>
      <text:p text:style-name="P3">"f7".</text:p>
      <text:p text:style-name="P3">Cree el directorio copia dentro del directorio usuario y copie en él, el contenido de</text:p>
      <text:p text:style-name="P3">"dir1".</text:p>
      <text:p text:style-name="P3">Renombre el archivo "f1"por el nombre archivo y vea los permisos del mismo.</text:p>
      <text:p text:style-name="P3">Cambie los permisos del archivo llamado archivo de manera de reflejar lo siguiente:</text:p>
      <text:p text:style-name="P3">• Usuario: Permisos de lectura y escritura</text:p>
      <text:p text:style-name="P3">• Grupo: Permisos de ejecución</text:p>
      <text:p text:style-name="P3">• Otros: Todos los permisos</text:p>
      <text:p text:style-name="P3">Renombre los archivos "f3 "f4"de manera que se llamen "f3.exe "f4.exerespectivamen-</text:p>
      <text:p text:style-name="P3">te.</text:p>
      <text:p text:style-name="P3">2</text:p>
      <text:p text:style-name="P3">2</text:p>
      <text:p text:style-name="P3">Utilizando un único comando cambie los permisos de los dos archivos renombrados en</text:p>
      <text:p text:style-name="P3">el inciso anterior, de manera de reflejar lo siguiente:</text:p>
      <text:p text:style-name="P3">• Usuario: Ningún permiso</text:p>
      <text:p text:style-name="P3">• Grupo: Permisos de escritura</text:p>
      <text:p text:style-name="P3">• Otros: Permisos de escritura y ejecución</text:p>
      <text:p text:style-name="P3">13. Indique que comando/s es necesario para realizar cada una de las acciones de la siguiente</text:p>
      <text:p text:style-name="P3">secuencia de pasos (considerando su orden de aparición):</text:p>
      <text:p text:style-name="P3">(a) Cree un directorio llamado logs en el directorio /tmp.</text:p>
      <text:p text:style-name="P3">(b) Copie todo el contenido del directorio /var/log en el directorio creado en el punto</text:p>
      <text:p text:style-name="P3">anterior.</text:p>
      <text:p text:style-name="P3">(c) Empaquete el directorio creado en 1, el archivo resultante se debe llamar "misLogs.tar".</text:p>
      <text:p text:style-name="P3">(d) Empaquete y comprima el directorio creado en 1, el archivo resultante se debe llamar</text:p>
      <text:p text:style-name="P3">"misLogs.tar.gz".</text:p>
      <text:p text:style-name="P3">(e) Copie los archivos creados en 3 y 4 al directorio de trabajo de su usuario.</text:p>
      <text:p text:style-name="P3">(f) Elimine el directorio creado en 1, logs.</text:p>
      <text:p text:style-name="P3">(g) Desempaquete los archivos creados en 3 y 4 en 2 directorios diferente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style:font-name="Times New Roman" fo:font-family="'Times New Roman'" style:font-family-generic="roman" style:font-pitch="variable" fo:font-size="18pt" fo:font-weight="bold" style:font-size-asian="18pt" style:language-asian="en" style:country-asian="U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US"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size-asian="18pt" style:language-asian="en" style:country-asian="U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size-asian="10pt" style:language-asian="en" style:country-asian="US"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4028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02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4028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9028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402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9028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4028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902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402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3752in"/>
        </style:list-level-properties>
        <style:text-properties fo:font-family="'Times New Roman'" style:font-style-name="Regular" style:font-family-generic="roman"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875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3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752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375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8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752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875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3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paparazzo</meta:initial-creator>
    <meta:editing-cycles>27</meta:editing-cycles>
    <meta:creation-date>2017-09-08T11:47:00</meta:creation-date>
    <dc:date>2017-09-20T15:16:16.301746471</dc:date>
    <meta:editing-duration>PT8H3M26S</meta:editing-duration>
    <meta:generator>LibreOffice/5.1.6.2$Linux_X86_64 LibreOffice_project/10m0$Build-2</meta:generator>
    <meta:document-statistic meta:table-count="4" meta:image-count="0" meta:object-count="0" meta:page-count="16" meta:paragraph-count="463" meta:word-count="5101" meta:character-count="29695" meta:non-whitespace-character-count="247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